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8">
            <text:p>Wk-1408</text:p>
          </table:table-cell>
          <table:table-cell office:value-type="float" office:value="-17.293">
            <text:p>-17.293</text:p>
          </table:table-cell>
          <table:table-cell office:value-type="float" office:value="146.451">
            <text:p>146.451</text:p>
          </table:table-cell>
          <table:table-cell office:value-type="float" office:value="10400.0">
            <text:p>10400.0</text:p>
          </table:table-cell>
          <table:table-cell office:value-type="float" office:value="110.0">
            <text:p>110.0</text:p>
          </table:table-cell>
          <table:table-cell office:value-type="string" office:value="Shell (Ostrea sp.)">
            <text:p>Shell (Ostrea sp.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86">
            <text:p>-70.8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7">
            <text:p>Wk-1407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2900.0">
            <text:p>12900.0</text:p>
          </table:table-cell>
          <table:table-cell office:value-type="float" office:value="240.0">
            <text:p>240.0</text:p>
          </table:table-cell>
          <table:table-cell office:value-type="string" office:value="Palaeosol bulk">
            <text:p>Palaeosol bulk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8.46">
            <text:p>-68.4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9">
            <text:p>Wk-1409</text:p>
          </table:table-cell>
          <table:table-cell office:value-type="float" office:value="-17.293">
            <text:p>-17.293</text:p>
          </table:table-cell>
          <table:table-cell office:value-type="float" office:value="146.451">
            <text:p>146.451</text:p>
          </table:table-cell>
          <table:table-cell office:value-type="float" office:value="10900.0">
            <text:p>10900.0</text:p>
          </table:table-cell>
          <table:table-cell office:value-type="float" office:value="130.0">
            <text:p>130.0</text:p>
          </table:table-cell>
          <table:table-cell office:value-type="string" office:value="Shell (Turritelids gastropods)">
            <text:p>Shell (Turritelids gastropod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17">
            <text:p>-70.1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10">
            <text:p>Wk-1410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9730.0">
            <text:p>9730.0</text:p>
          </table:table-cell>
          <table:table-cell office:value-type="float" office:value="80.0">
            <text:p>80.0</text:p>
          </table:table-cell>
          <table:table-cell office:value-type="string" office:value="Shell (Lophiotoma hemprichii)">
            <text:p>Shell (Lophiotoma hemprichii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4.97">
            <text:p>-44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5">
            <text:p>Wk-1405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250.0">
            <text:p>10250.0</text:p>
          </table:table-cell>
          <table:table-cell office:value-type="float" office:value="170.0">
            <text:p>170.0</text:p>
          </table:table-cell>
          <table:table-cell office:value-type="string" office:value="Shell (Placuna placuna)">
            <text:p>Shell (Placuna placu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2.06">
            <text:p>-62.0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4">
            <text:p>Wk-1404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900.0">
            <text:p>10900.0</text:p>
          </table:table-cell>
          <table:table-cell office:value-type="float" office:value="190.0">
            <text:p>190.0</text:p>
          </table:table-cell>
          <table:table-cell office:value-type="string" office:value="Shell (Placuna placuna)">
            <text:p>Shell (Placuna placu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4.16">
            <text:p>-64.1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11">
            <text:p>Wk-1411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9200.0">
            <text:p>9200.0</text:p>
          </table:table-cell>
          <table:table-cell office:value-type="float" office:value="120.0">
            <text:p>12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9.77">
            <text:p>-49.7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3">
            <text:p>Wk-1403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9170.0">
            <text:p>9170.0</text:p>
          </table:table-cell>
          <table:table-cell office:value-type="float" office:value="130.0">
            <text:p>130.0</text:p>
          </table:table-cell>
          <table:table-cell office:value-type="string" office:value="Shell (Lophiotoma cf. indica)">
            <text:p>Shell (Lophiotoma cf. indic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33">
            <text:p>-45.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2">
            <text:p>Wk-1402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3770.0">
            <text:p>3770.0</text:p>
          </table:table-cell>
          <table:table-cell office:value-type="float" office:value="70.0">
            <text:p>7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4.67">
            <text:p>-44.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6">
            <text:p>Wk-1406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350.0">
            <text:p>10350.0</text:p>
          </table:table-cell>
          <table:table-cell office:value-type="float" office:value="170.0">
            <text:p>170.0</text:p>
          </table:table-cell>
          <table:table-cell office:value-type="string" office:value="Shell (Placuna placuna)">
            <text:p>Shell (Placuna placu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26">
            <text:p>-68.2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4">
            <text:p>Wk-854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4380.0">
            <text:p>4380.0</text:p>
          </table:table-cell>
          <table:table-cell office:value-type="float" office:value="70.0">
            <text:p>70.0</text:p>
          </table:table-cell>
          <table:table-cell office:value-type="string" office:value="Coral rubble">
            <text:p>Coral rubbl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3">
            <text:p>Wk-853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4600.0">
            <text:p>4600.0</text:p>
          </table:table-cell>
          <table:table-cell office:value-type="float" office:value="80.0">
            <text:p>80.0</text:p>
          </table:table-cell>
          <table:table-cell office:value-type="string" office:value="Coral rubble">
            <text:p>Coral rubbl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47">
            <text:p>-2.4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1">
            <text:p>Wk-1401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8540.0">
            <text:p>8540.0</text:p>
          </table:table-cell>
          <table:table-cell office:value-type="float" office:value="130.0">
            <text:p>13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17">
            <text:p>-53.1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5">
            <text:p>Wk-855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5940.0">
            <text:p>594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ANU-9214">
            <text:p>ANU-9214</text:p>
          </table:table-cell>
          <table:table-cell office:value-type="float" office:value="-16.083">
            <text:p>-16.083</text:p>
          </table:table-cell>
          <table:table-cell office:value-type="float" office:value="145.5">
            <text:p>145.5</text:p>
          </table:table-cell>
          <table:table-cell office:value-type="float" office:value="6140.0">
            <text:p>6140.0</text:p>
          </table:table-cell>
          <table:table-cell office:value-type="float" office:value="90.0">
            <text:p>9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ANU-9213">
            <text:p>ANU-9213</text:p>
          </table:table-cell>
          <table:table-cell office:value-type="float" office:value="-16.083">
            <text:p>-16.083</text:p>
          </table:table-cell>
          <table:table-cell office:value-type="float" office:value="145.5">
            <text:p>145.5</text:p>
          </table:table-cell>
          <table:table-cell office:value-type="float" office:value="4980.0">
            <text:p>498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ANU-9212">
            <text:p>ANU-9212</text:p>
          </table:table-cell>
          <table:table-cell office:value-type="float" office:value="-16.083">
            <text:p>-16.083</text:p>
          </table:table-cell>
          <table:table-cell office:value-type="float" office:value="145.5">
            <text:p>145.5</text:p>
          </table:table-cell>
          <table:table-cell office:value-type="float" office:value="5370.0">
            <text:p>537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2">
            <text:p>0.5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6">
            <text:p>Wk-856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6020.0">
            <text:p>602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32">
            <text:p>-0.3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7">
            <text:p>Wk-857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5730.0">
            <text:p>5730.0</text:p>
          </table:table-cell>
          <table:table-cell office:value-type="float" office:value="120.0">
            <text:p>12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57">
            <text:p>-2.5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58">
            <text:p>Wk-858</text:p>
          </table:table-cell>
          <table:table-cell office:value-type="float" office:value="-16.096">
            <text:p>-16.096</text:p>
          </table:table-cell>
          <table:table-cell office:value-type="float" office:value="145.465">
            <text:p>145.465</text:p>
          </table:table-cell>
          <table:table-cell office:value-type="float" office:value="5520.0">
            <text:p>5520.0</text:p>
          </table:table-cell>
          <table:table-cell office:value-type="float" office:value="60.0">
            <text:p>6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LewisEtal2013,LarcombeEtal1995,JohnsonCarter1987">
            <text:p>LewisEtal2013,LarcombeEtal1995,JohnsonCarter1987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69">
            <text:p>Wk-869</text:p>
          </table:table-cell>
          <table:table-cell office:value-type="float" office:value="-17.551">
            <text:p>-17.551</text:p>
          </table:table-cell>
          <table:table-cell office:value-type="float" office:value="146.239">
            <text:p>146.239</text:p>
          </table:table-cell>
          <table:table-cell office:value-type="float" office:value="2710.0">
            <text:p>2710.0</text:p>
          </table:table-cell>
          <table:table-cell office:value-type="float" office:value="200.0">
            <text:p>200.0</text:p>
          </table:table-cell>
          <table:table-cell office:value-type="string" office:value="Shell (Strombus epidromus)">
            <text:p>Shell (Strombus epidrom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2.54">
            <text:p>-32.54</text:p>
          </table:table-cell>
          <table:table-cell office:value-type="float" office:value="4.35">
            <text:p>4.35</text:p>
          </table:table-cell>
          <table:table-cell office:value-type="float" office:value="4.35">
            <text:p>4.3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70">
            <text:p>Wk-870</text:p>
          </table:table-cell>
          <table:table-cell office:value-type="float" office:value="-17.551">
            <text:p>-17.551</text:p>
          </table:table-cell>
          <table:table-cell office:value-type="float" office:value="146.239">
            <text:p>146.239</text:p>
          </table:table-cell>
          <table:table-cell office:value-type="float" office:value="3040.0">
            <text:p>3040.0</text:p>
          </table:table-cell>
          <table:table-cell office:value-type="float" office:value="140.0">
            <text:p>140.0</text:p>
          </table:table-cell>
          <table:table-cell office:value-type="string" office:value="Shell (Strombus epidromus)">
            <text:p>Shell (Strombus epidrom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2.74">
            <text:p>-32.74</text:p>
          </table:table-cell>
          <table:table-cell office:value-type="float" office:value="4.35">
            <text:p>4.35</text:p>
          </table:table-cell>
          <table:table-cell office:value-type="float" office:value="4.35">
            <text:p>4.3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871">
            <text:p>Wk-871</text:p>
          </table:table-cell>
          <table:table-cell office:value-type="float" office:value="-17.551">
            <text:p>-17.551</text:p>
          </table:table-cell>
          <table:table-cell office:value-type="float" office:value="146.239">
            <text:p>146.239</text:p>
          </table:table-cell>
          <table:table-cell office:value-type="float" office:value="5700.0">
            <text:p>5700.0</text:p>
          </table:table-cell>
          <table:table-cell office:value-type="float" office:value="260.0">
            <text:p>260.0</text:p>
          </table:table-cell>
          <table:table-cell office:value-type="string" office:value="Shell (Strombus epidromus)">
            <text:p>Shell (Strombus epidrom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2.84">
            <text:p>-32.84</text:p>
          </table:table-cell>
          <table:table-cell office:value-type="float" office:value="4.35">
            <text:p>4.35</text:p>
          </table:table-cell>
          <table:table-cell office:value-type="float" office:value="4.35">
            <text:p>4.3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12">
            <text:p>Wk-1412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9650.0">
            <text:p>9650.0</text:p>
          </table:table-cell>
          <table:table-cell office:value-type="float" office:value="130.0">
            <text:p>1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0.87">
            <text:p>-50.8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400">
            <text:p>Wk-1400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8580.0">
            <text:p>8580.0</text:p>
          </table:table-cell>
          <table:table-cell office:value-type="float" office:value="90.0">
            <text:p>90.0</text:p>
          </table:table-cell>
          <table:table-cell office:value-type="string" office:value="Carbonate bulk (Mainly Halimeda)">
            <text:p>Carbonate bulk (Mainly 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2.27">
            <text:p>-62.2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51">
            <text:p>Wk-1251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200.0">
            <text:p>10200.0</text:p>
          </table:table-cell>
          <table:table-cell office:value-type="float" office:value="60.0">
            <text:p>60.0</text:p>
          </table:table-cell>
          <table:table-cell office:value-type="string" office:value="Shell (Ostrea sp.)">
            <text:p>Shell (Ostrea sp.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06">
            <text:p>-70.0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8">
            <text:p>Wk-1358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11350.0">
            <text:p>11350.0</text:p>
          </table:table-cell>
          <table:table-cell office:value-type="float" office:value="130.0">
            <text:p>1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5.97">
            <text:p>-55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50">
            <text:p>Wk-1250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750.0">
            <text:p>10750.0</text:p>
          </table:table-cell>
          <table:table-cell office:value-type="float" office:value="250.0">
            <text:p>250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9.07">
            <text:p>-69.0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53">
            <text:p>Wk-1253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3400.0">
            <text:p>13400.0</text:p>
          </table:table-cell>
          <table:table-cell office:value-type="float" office:value="230.0">
            <text:p>230.0</text:p>
          </table:table-cell>
          <table:table-cell office:value-type="string" office:value="Palaeosol bulk">
            <text:p>Palaeosol bulk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0.36">
            <text:p>-70.3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0">
            <text:p>SANU-2541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570.0">
            <text:p>15570.0</text:p>
          </table:table-cell>
          <table:table-cell office:value-type="float" office:value="228.0">
            <text:p>22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16999999999999">
            <text:p>-100.16999999999999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48">
            <text:p>Wk-1248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600.0">
            <text:p>10600.0</text:p>
          </table:table-cell>
          <table:table-cell office:value-type="float" office:value="130.0">
            <text:p>130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77">
            <text:p>-68.7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47">
            <text:p>Wk-1247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6780.0">
            <text:p>6780.0</text:p>
          </table:table-cell>
          <table:table-cell office:value-type="float" office:value="50.0">
            <text:p>5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57">
            <text:p>-68.5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Chappell1983_EWY-1">
            <text:p>Chappell1983_EWY-1</text:p>
          </table:table-cell>
          <table:table-cell office:value-type="float" office:value="-16.583">
            <text:p>-16.583</text:p>
          </table:table-cell>
          <table:table-cell office:value-type="float" office:value="145.5">
            <text:p>145.5</text:p>
          </table:table-cell>
          <table:table-cell office:value-type="float" office:value="4870.0">
            <text:p>4870.0</text:p>
          </table:table-cell>
          <table:table-cell office:value-type="float" office:value="95.0">
            <text:p>95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Chappell1983_EWY-2">
            <text:p>Chappell1983_EWY-2</text:p>
          </table:table-cell>
          <table:table-cell office:value-type="float" office:value="-16.583">
            <text:p>-16.583</text:p>
          </table:table-cell>
          <table:table-cell office:value-type="float" office:value="145.5">
            <text:p>145.5</text:p>
          </table:table-cell>
          <table:table-cell office:value-type="float" office:value="4055.0">
            <text:p>4055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Chappell1983_EWY-3">
            <text:p>Chappell1983_EWY-3</text:p>
          </table:table-cell>
          <table:table-cell office:value-type="float" office:value="-16.583">
            <text:p>-16.583</text:p>
          </table:table-cell>
          <table:table-cell office:value-type="float" office:value="145.5">
            <text:p>145.5</text:p>
          </table:table-cell>
          <table:table-cell office:value-type="float" office:value="4925.0">
            <text:p>4925.0</text:p>
          </table:table-cell>
          <table:table-cell office:value-type="float" office:value="120.0">
            <text:p>12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Chappell1983_EWY-4">
            <text:p>Chappell1983_EWY-4</text:p>
          </table:table-cell>
          <table:table-cell office:value-type="float" office:value="-16.583">
            <text:p>-16.583</text:p>
          </table:table-cell>
          <table:table-cell office:value-type="float" office:value="145.5">
            <text:p>145.5</text:p>
          </table:table-cell>
          <table:table-cell office:value-type="float" office:value="1600.0">
            <text:p>1600.0</text:p>
          </table:table-cell>
          <table:table-cell office:value-type="float" office:value="55.0">
            <text:p>55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Chappell1983_EWY-6">
            <text:p>Chappell1983_EWY-6</text:p>
          </table:table-cell>
          <table:table-cell office:value-type="float" office:value="-16.583">
            <text:p>-16.583</text:p>
          </table:table-cell>
          <table:table-cell office:value-type="float" office:value="145.5">
            <text:p>145.5</text:p>
          </table:table-cell>
          <table:table-cell office:value-type="float" office:value="1755.0">
            <text:p>1755.0</text:p>
          </table:table-cell>
          <table:table-cell office:value-type="float" office:value="60.0">
            <text:p>6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1">
            <text:p>Wk-1321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2280.0">
            <text:p>2280.0</text:p>
          </table:table-cell>
          <table:table-cell office:value-type="float" office:value="90.0">
            <text:p>9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37">
            <text:p>-45.3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2">
            <text:p>Wk-1322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5630.0">
            <text:p>5630.0</text:p>
          </table:table-cell>
          <table:table-cell office:value-type="float" office:value="60.0">
            <text:p>6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97">
            <text:p>-45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3">
            <text:p>Wk-1323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9440.0">
            <text:p>9440.0</text:p>
          </table:table-cell>
          <table:table-cell office:value-type="float" office:value="110.0">
            <text:p>11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6.97">
            <text:p>-46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4">
            <text:p>Wk-1324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10400.0">
            <text:p>10400.0</text:p>
          </table:table-cell>
          <table:table-cell office:value-type="float" office:value="110.0">
            <text:p>11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7.77">
            <text:p>-47.7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99">
            <text:p>Wk-1399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28000.0">
            <text:p>28000.0</text:p>
          </table:table-cell>
          <table:table-cell office:value-type="float" office:value="600.0">
            <text:p>600.0</text:p>
          </table:table-cell>
          <table:table-cell office:value-type="string" office:value="Carbonate calcrete">
            <text:p>Carbonate calcret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16">
            <text:p>-68.1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5">
            <text:p>Wk-1325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10600.0">
            <text:p>10600.0</text:p>
          </table:table-cell>
          <table:table-cell office:value-type="float" office:value="120.0">
            <text:p>12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7.97">
            <text:p>-47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7">
            <text:p>Wk-1327</text:p>
          </table:table-cell>
          <table:table-cell office:value-type="float" office:value="-17.017">
            <text:p>-17.017</text:p>
          </table:table-cell>
          <table:table-cell office:value-type="float" office:value="146.206">
            <text:p>146.206</text:p>
          </table:table-cell>
          <table:table-cell office:value-type="float" office:value="8140.0">
            <text:p>8140.0</text:p>
          </table:table-cell>
          <table:table-cell office:value-type="float" office:value="100.0">
            <text:p>10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4.67">
            <text:p>-44.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52">
            <text:p>Wk-1252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1600.0">
            <text:p>11600.0</text:p>
          </table:table-cell>
          <table:table-cell office:value-type="float" office:value="110.0">
            <text:p>110.0</text:p>
          </table:table-cell>
          <table:table-cell office:value-type="string" office:value="Shell (Placuna placuna)">
            <text:p>Shell (Placuna placu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06">
            <text:p>-70.0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9">
            <text:p>Wk-1329</text:p>
          </table:table-cell>
          <table:table-cell office:value-type="float" office:value="-17.017">
            <text:p>-17.017</text:p>
          </table:table-cell>
          <table:table-cell office:value-type="float" office:value="146.206">
            <text:p>146.206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8.27">
            <text:p>-48.2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30">
            <text:p>Wk-1330</text:p>
          </table:table-cell>
          <table:table-cell office:value-type="float" office:value="-17.1">
            <text:p>-17.1</text:p>
          </table:table-cell>
          <table:table-cell office:value-type="float" office:value="146.25">
            <text:p>146.25</text:p>
          </table:table-cell>
          <table:table-cell office:value-type="float" office:value="8790.0">
            <text:p>8790.0</text:p>
          </table:table-cell>
          <table:table-cell office:value-type="float" office:value="80.0">
            <text:p>80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2.37">
            <text:p>-42.3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48">
            <text:p>Wk-1348</text:p>
          </table:table-cell>
          <table:table-cell office:value-type="float" office:value="-17.112">
            <text:p>-17.112</text:p>
          </table:table-cell>
          <table:table-cell office:value-type="float" office:value="146.342">
            <text:p>146.342</text:p>
          </table:table-cell>
          <table:table-cell office:value-type="float" office:value="6830.0">
            <text:p>6830.0</text:p>
          </table:table-cell>
          <table:table-cell office:value-type="float" office:value="60.0">
            <text:p>6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7.67">
            <text:p>-47.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49">
            <text:p>Wk-1349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8000.0">
            <text:p>8000.0</text:p>
          </table:table-cell>
          <table:table-cell office:value-type="float" office:value="90.0">
            <text:p>9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67">
            <text:p>-55.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0">
            <text:p>Wk-1350</text:p>
          </table:table-cell>
          <table:table-cell office:value-type="float" office:value="-17.038">
            <text:p>-17.038</text:p>
          </table:table-cell>
          <table:table-cell office:value-type="float" office:value="146.315">
            <text:p>146.315</text:p>
          </table:table-cell>
          <table:table-cell office:value-type="float" office:value="7280.0">
            <text:p>7280.0</text:p>
          </table:table-cell>
          <table:table-cell office:value-type="float" office:value="130.0">
            <text:p>13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2.27">
            <text:p>-42.2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1">
            <text:p>Wk-1351</text:p>
          </table:table-cell>
          <table:table-cell office:value-type="float" office:value="-17.038">
            <text:p>-17.038</text:p>
          </table:table-cell>
          <table:table-cell office:value-type="float" office:value="146.315">
            <text:p>146.315</text:p>
          </table:table-cell>
          <table:table-cell office:value-type="float" office:value="8790.0">
            <text:p>8790.0</text:p>
          </table:table-cell>
          <table:table-cell office:value-type="float" office:value="160.0">
            <text:p>16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2.57">
            <text:p>-42.5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2">
            <text:p>Wk-1352</text:p>
          </table:table-cell>
          <table:table-cell office:value-type="float" office:value="-17.038">
            <text:p>-17.038</text:p>
          </table:table-cell>
          <table:table-cell office:value-type="float" office:value="146.315">
            <text:p>146.315</text:p>
          </table:table-cell>
          <table:table-cell office:value-type="float" office:value="9870.0">
            <text:p>9870.0</text:p>
          </table:table-cell>
          <table:table-cell office:value-type="float" office:value="220.0">
            <text:p>22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2.27">
            <text:p>-42.2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3">
            <text:p>Wk-1353</text:p>
          </table:table-cell>
          <table:table-cell office:value-type="float" office:value="-17.038">
            <text:p>-17.038</text:p>
          </table:table-cell>
          <table:table-cell office:value-type="float" office:value="146.315">
            <text:p>146.315</text:p>
          </table:table-cell>
          <table:table-cell office:value-type="float" office:value="10400.0">
            <text:p>10400.0</text:p>
          </table:table-cell>
          <table:table-cell office:value-type="float" office:value="140.0">
            <text:p>14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4.77">
            <text:p>-44.7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4">
            <text:p>Wk-1354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7630.0">
            <text:p>7630.0</text:p>
          </table:table-cell>
          <table:table-cell office:value-type="float" office:value="100.0">
            <text:p>10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57">
            <text:p>-53.5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5">
            <text:p>Wk-1355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9440.0">
            <text:p>9440.0</text:p>
          </table:table-cell>
          <table:table-cell office:value-type="float" office:value="130.0">
            <text:p>130.0</text:p>
          </table:table-cell>
          <table:table-cell office:value-type="string" office:value="Shell (Anadara and Ennucula)">
            <text:p>Shell (Anadara and Ennucul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46">
            <text:p>-54.46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6">
            <text:p>Wk-1356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8670.0">
            <text:p>8670.0</text:p>
          </table:table-cell>
          <table:table-cell office:value-type="float" office:value="120.0">
            <text:p>12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77">
            <text:p>-53.7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57">
            <text:p>Wk-1357</text:p>
          </table:table-cell>
          <table:table-cell office:value-type="float" office:value="-17.131">
            <text:p>-17.131</text:p>
          </table:table-cell>
          <table:table-cell office:value-type="float" office:value="146.469">
            <text:p>146.469</text:p>
          </table:table-cell>
          <table:table-cell office:value-type="float" office:value="11050.0">
            <text:p>11050.0</text:p>
          </table:table-cell>
          <table:table-cell office:value-type="float" office:value="140.0">
            <text:p>14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5.47">
            <text:p>-55.4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6">
            <text:p>Wk-1326</text:p>
          </table:table-cell>
          <table:table-cell office:value-type="float" office:value="-17.017">
            <text:p>-17.017</text:p>
          </table:table-cell>
          <table:table-cell office:value-type="float" office:value="146.206">
            <text:p>146.206</text:p>
          </table:table-cell>
          <table:table-cell office:value-type="float" office:value="3250.0">
            <text:p>3250.0</text:p>
          </table:table-cell>
          <table:table-cell office:value-type="float" office:value="50.0">
            <text:p>50.0</text:p>
          </table:table-cell>
          <table:table-cell office:value-type="string" office:value="Carbonate bulk">
            <text:p>Carbonate bul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4.37">
            <text:p>-44.3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328">
            <text:p>Wk-1328</text:p>
          </table:table-cell>
          <table:table-cell office:value-type="float" office:value="-17.017">
            <text:p>-17.017</text:p>
          </table:table-cell>
          <table:table-cell office:value-type="float" office:value="146.206">
            <text:p>146.206</text:p>
          </table:table-cell>
          <table:table-cell office:value-type="float" office:value="8510.0">
            <text:p>8510.0</text:p>
          </table:table-cell>
          <table:table-cell office:value-type="float" office:value="90.0">
            <text:p>9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6.27">
            <text:p>-46.2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6">
            <text:p>SANU-143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050.0">
            <text:p>14050.0</text:p>
          </table:table-cell>
          <table:table-cell office:value-type="float" office:value="160.0">
            <text:p>160.0</text:p>
          </table:table-cell>
          <table:table-cell office:value-type="string" office:value="Coral (Porites?)">
            <text:p>Coral (Porites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51499999999999">
            <text:p>-96.51499999999999</text:p>
          </table:table-cell>
          <table:table-cell office:value-type="float" office:value="22.18">
            <text:p>22.18</text:p>
          </table:table-cell>
          <table:table-cell office:value-type="float" office:value="2.18">
            <text:p>2.1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77">
            <text:p>WK-1077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9340.0">
            <text:p>9340.0</text:p>
          </table:table-cell>
          <table:table-cell office:value-type="float" office:value="130.0">
            <text:p>13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3.17">
            <text:p>-23.1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4">
            <text:p>SANU-2462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169.0">
            <text:p>21169.0</text:p>
          </table:table-cell>
          <table:table-cell office:value-type="float" office:value="235.0">
            <text:p>235.0</text:p>
          </table:table-cell>
          <table:table-cell office:value-type="string" office:value="Coralline algae? (aA3)">
            <text:p>Coralline algae?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47500000000001">
            <text:p>-115.47500000000001</text:p>
          </table:table-cell>
          <table:table-cell office:value-type="float" office:value="20.03">
            <text:p>20.03</text:p>
          </table:table-cell>
          <table:table-cell office:value-type="float" office:value="0.03">
            <text:p>0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5">
            <text:p>SANU-2462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349.0">
            <text:p>15349.0</text:p>
          </table:table-cell>
          <table:table-cell office:value-type="float" office:value="202.0">
            <text:p>20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17999999999999">
            <text:p>-99.179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6">
            <text:p>SANU-246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392.0">
            <text:p>15392.0</text:p>
          </table:table-cell>
          <table:table-cell office:value-type="float" office:value="204.0">
            <text:p>20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845">
            <text:p>-99.845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7">
            <text:p>SANU-2462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768.0">
            <text:p>15768.0</text:p>
          </table:table-cell>
          <table:table-cell office:value-type="float" office:value="204.0">
            <text:p>20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42999999999999">
            <text:p>-100.42999999999999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9">
            <text:p>SANU-2462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614.0">
            <text:p>15614.0</text:p>
          </table:table-cell>
          <table:table-cell office:value-type="float" office:value="237.0">
            <text:p>23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47999999999999">
            <text:p>-100.47999999999999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0">
            <text:p>SANU-246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49.0">
            <text:p>15949.0</text:p>
          </table:table-cell>
          <table:table-cell office:value-type="float" office:value="187.0">
            <text:p>18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205">
            <text:p>-101.205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1">
            <text:p>SANU-2463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845.0">
            <text:p>15845.0</text:p>
          </table:table-cell>
          <table:table-cell office:value-type="float" office:value="182.0">
            <text:p>18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39999999999999">
            <text:p>-101.399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3">
            <text:p>SANU-2462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541.0">
            <text:p>20541.0</text:p>
          </table:table-cell>
          <table:table-cell office:value-type="float" office:value="187.0">
            <text:p>18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385">
            <text:p>-124.385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2">
            <text:p>SANU-2463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457.0">
            <text:p>16457.0</text:p>
          </table:table-cell>
          <table:table-cell office:value-type="float" office:value="1543.0">
            <text:p>154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955">
            <text:p>-101.955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6">
            <text:p>SANU-2463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605.0">
            <text:p>23605.0</text:p>
          </table:table-cell>
          <table:table-cell office:value-type="float" office:value="247.0">
            <text:p>24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74">
            <text:p>-104.74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7">
            <text:p>SANU-2463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275.0">
            <text:p>23275.0</text:p>
          </table:table-cell>
          <table:table-cell office:value-type="float" office:value="253.0">
            <text:p>25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91999999999999">
            <text:p>-104.919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8">
            <text:p>SANU-2463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323.0">
            <text:p>24323.0</text:p>
          </table:table-cell>
          <table:table-cell office:value-type="float" office:value="213.0">
            <text:p>21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77499999999999">
            <text:p>-105.77499999999999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9">
            <text:p>SANU-2463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6580.0">
            <text:p>26580.0</text:p>
          </table:table-cell>
          <table:table-cell office:value-type="float" office:value="331.0">
            <text:p>33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985">
            <text:p>-106.98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05">
            <text:p>SANU-2520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453.0">
            <text:p>24453.0</text:p>
          </table:table-cell>
          <table:table-cell office:value-type="float" office:value="343.0">
            <text:p>34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7.225">
            <text:p>-107.22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06">
            <text:p>SANU-2520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5491.0">
            <text:p>25491.0</text:p>
          </table:table-cell>
          <table:table-cell office:value-type="float" office:value="255.0">
            <text:p>25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7.47">
            <text:p>-107.47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07">
            <text:p>SANU-2520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5802.0">
            <text:p>25802.0</text:p>
          </table:table-cell>
          <table:table-cell office:value-type="float" office:value="199.0">
            <text:p>19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57499999999999">
            <text:p>-108.57499999999999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35">
            <text:p>SANU-2463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466.0">
            <text:p>22466.0</text:p>
          </table:table-cell>
          <table:table-cell office:value-type="float" office:value="128.0">
            <text:p>12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38499999999999">
            <text:p>-103.38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1">
            <text:p>SANU-2462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313.0">
            <text:p>20313.0</text:p>
          </table:table-cell>
          <table:table-cell office:value-type="float" office:value="198.0">
            <text:p>19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285">
            <text:p>-124.285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20">
            <text:p>SANU-2462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789.0">
            <text:p>19789.0</text:p>
          </table:table-cell>
          <table:table-cell office:value-type="float" office:value="202.0">
            <text:p>20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64500000000001">
            <text:p>-123.645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19">
            <text:p>SANU-2461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94.0">
            <text:p>19994.0</text:p>
          </table:table-cell>
          <table:table-cell office:value-type="float" office:value="195.0">
            <text:p>19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285">
            <text:p>-123.28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8">
            <text:p>SANU-1833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125.0">
            <text:p>13125.0</text:p>
          </table:table-cell>
          <table:table-cell office:value-type="float" office:value="161.0">
            <text:p>161.0</text:p>
          </table:table-cell>
          <table:table-cell office:value-type="string" office:value="Coral (Montipora)">
            <text:p>Coral (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37">
            <text:p>-65.37</text:p>
          </table:table-cell>
          <table:table-cell office:value-type="float" office:value="83.21">
            <text:p>83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9">
            <text:p>SANU-1833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6176.0">
            <text:p>36176.0</text:p>
          </table:table-cell>
          <table:table-cell office:value-type="float" office:value="1293.0">
            <text:p>1293.0</text:p>
          </table:table-cell>
          <table:table-cell office:value-type="string" office:value="Coral (Acropora?)">
            <text:p>Coral (Acr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9.345">
            <text:p>-89.345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09">
            <text:p>SANU-2060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0206.0">
            <text:p>20206.0</text:p>
          </table:table-cell>
          <table:table-cell office:value-type="float" office:value="218.0">
            <text:p>218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88.66000000000001">
            <text:p>-88.6600000000000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0">
            <text:p>SANU-2061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7834.0">
            <text:p>27834.0</text:p>
          </table:table-cell>
          <table:table-cell office:value-type="float" office:value="174.0">
            <text:p>174.0</text:p>
          </table:table-cell>
          <table:table-cell office:value-type="string" office:value="Coral (Tubipora musica)">
            <text:p>Coral (Tubipora music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32499999999999">
            <text:p>-105.32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1">
            <text:p>SANU-2061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755.0">
            <text:p>24755.0</text:p>
          </table:table-cell>
          <table:table-cell office:value-type="float" office:value="309.0">
            <text:p>309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32499999999999">
            <text:p>-105.32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2">
            <text:p>SANU-20612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421.0">
            <text:p>11421.0</text:p>
          </table:table-cell>
          <table:table-cell office:value-type="float" office:value="217.0">
            <text:p>217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4">
            <text:p>-55.4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3">
            <text:p>SANU-2061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105.0">
            <text:p>11105.0</text:p>
          </table:table-cell>
          <table:table-cell office:value-type="float" office:value="123.0">
            <text:p>123.0</text:p>
          </table:table-cell>
          <table:table-cell office:value-type="string" office:value="Coral (Acroporidae)">
            <text:p>Coral (Acropor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11">
            <text:p>-55.11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4">
            <text:p>SANU-20614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391.0">
            <text:p>11391.0</text:p>
          </table:table-cell>
          <table:table-cell office:value-type="float" office:value="204.0">
            <text:p>204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595">
            <text:p>-55.595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6">
            <text:p>SANU-2061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92.0">
            <text:p>11892.0</text:p>
          </table:table-cell>
          <table:table-cell office:value-type="float" office:value="192.0">
            <text:p>192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98">
            <text:p>-55.98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19">
            <text:p>SANU-20619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374.0">
            <text:p>12374.0</text:p>
          </table:table-cell>
          <table:table-cell office:value-type="float" office:value="188.0">
            <text:p>188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1.06999999999999">
            <text:p>-61.06999999999999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20">
            <text:p>SANU-20620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804.0">
            <text:p>12804.0</text:p>
          </table:table-cell>
          <table:table-cell office:value-type="float" office:value="127.0">
            <text:p>127.0</text:p>
          </table:table-cell>
          <table:table-cell office:value-type="string" office:value="Coral (Acroporidae)">
            <text:p>Coral (Acropor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2.26">
            <text:p>-62.26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21">
            <text:p>SANU-20621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608.0">
            <text:p>12608.0</text:p>
          </table:table-cell>
          <table:table-cell office:value-type="float" office:value="86.0">
            <text:p>86.0</text:p>
          </table:table-cell>
          <table:table-cell office:value-type="string" office:value="Coral (Dipsastrea?)">
            <text:p>Coral (Dipsastre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1.455">
            <text:p>-61.455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0623">
            <text:p>SANU-2062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545.0">
            <text:p>12545.0</text:p>
          </table:table-cell>
          <table:table-cell office:value-type="float" office:value="107.0">
            <text:p>107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1.11">
            <text:p>-61.11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14">
            <text:p>SANU-246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079.0">
            <text:p>20079.0</text:p>
          </table:table-cell>
          <table:table-cell office:value-type="float" office:value="193.0">
            <text:p>19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785">
            <text:p>-116.785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16">
            <text:p>SANU-2461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767.0">
            <text:p>21767.0</text:p>
          </table:table-cell>
          <table:table-cell office:value-type="float" office:value="196.0">
            <text:p>196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12">
            <text:p>-121.12</text:p>
          </table:table-cell>
          <table:table-cell office:value-type="float" office:value="40.46">
            <text:p>4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17">
            <text:p>SANU-2461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5962.0">
            <text:p>15962.0</text:p>
          </table:table-cell>
          <table:table-cell office:value-type="float" office:value="190.0">
            <text:p>190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79">
            <text:p>-96.79</text:p>
          </table:table-cell>
          <table:table-cell office:value-type="float" office:value="83.26">
            <text:p>83.26</text:p>
          </table:table-cell>
          <table:table-cell office:value-type="float" office:value="1.26">
            <text:p>1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4618">
            <text:p>SANU-2461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009.0">
            <text:p>20009.0</text:p>
          </table:table-cell>
          <table:table-cell office:value-type="float" office:value="193.0">
            <text:p>19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27000000000001">
            <text:p>-123.270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09">
            <text:p>SANU-2520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6182.0">
            <text:p>26182.0</text:p>
          </table:table-cell>
          <table:table-cell office:value-type="float" office:value="262.0">
            <text:p>26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755">
            <text:p>-108.755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7">
            <text:p>SANU-1833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5351.0">
            <text:p>25351.0</text:p>
          </table:table-cell>
          <table:table-cell office:value-type="float" office:value="298.0">
            <text:p>298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7.205">
            <text:p>-107.20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11">
            <text:p>SANU-2521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2899.0">
            <text:p>12899.0</text:p>
          </table:table-cell>
          <table:table-cell office:value-type="float" office:value="187.0">
            <text:p>187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5.795">
            <text:p>-85.795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13">
            <text:p>SANU-2521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174.0">
            <text:p>11174.0</text:p>
          </table:table-cell>
          <table:table-cell office:value-type="float" office:value="126.0">
            <text:p>12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235">
            <text:p>-55.235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4">
            <text:p>SANU-2532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571.0">
            <text:p>16571.0</text:p>
          </table:table-cell>
          <table:table-cell office:value-type="float" office:value="250.0">
            <text:p>25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005">
            <text:p>-103.00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5">
            <text:p>SANU-2532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859.0">
            <text:p>24859.0</text:p>
          </table:table-cell>
          <table:table-cell office:value-type="float" office:value="323.0">
            <text:p>32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245">
            <text:p>-105.24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6">
            <text:p>SANU-253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2345.0">
            <text:p>12345.0</text:p>
          </table:table-cell>
          <table:table-cell office:value-type="float" office:value="202.0">
            <text:p>202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185">
            <text:p>-65.185</text:p>
          </table:table-cell>
          <table:table-cell office:value-type="float" office:value="83.21">
            <text:p>83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7">
            <text:p>SANU-2532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2665.0">
            <text:p>12665.0</text:p>
          </table:table-cell>
          <table:table-cell office:value-type="float" office:value="95.0">
            <text:p>95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25">
            <text:p>-65.25</text:p>
          </table:table-cell>
          <table:table-cell office:value-type="float" office:value="83.21">
            <text:p>83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9">
            <text:p>SANU-2532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2672.0">
            <text:p>12672.0</text:p>
          </table:table-cell>
          <table:table-cell office:value-type="float" office:value="97.0">
            <text:p>97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5.44000000000001">
            <text:p>-85.44000000000001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0">
            <text:p>SANU-253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013.0">
            <text:p>13013.0</text:p>
          </table:table-cell>
          <table:table-cell office:value-type="float" office:value="145.0">
            <text:p>145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5.94500000000001">
            <text:p>-85.94500000000001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1">
            <text:p>SANU-2533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388.0">
            <text:p>13388.0</text:p>
          </table:table-cell>
          <table:table-cell office:value-type="float" office:value="108.0">
            <text:p>10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7.94500000000001">
            <text:p>-87.94500000000001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3">
            <text:p>SANU-2532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267.0">
            <text:p>22267.0</text:p>
          </table:table-cell>
          <table:table-cell office:value-type="float" office:value="198.0">
            <text:p>198.0</text:p>
          </table:table-cell>
          <table:table-cell office:value-type="string" office:value="Coralline algae? (aA3)">
            <text:p>Coralline algae?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07">
            <text:p>-118.07</text:p>
          </table:table-cell>
          <table:table-cell office:value-type="float" office:value="20.23">
            <text:p>20.23</text:p>
          </table:table-cell>
          <table:table-cell office:value-type="float" office:value="0.23">
            <text:p>0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2">
            <text:p>SANU-2533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778.0">
            <text:p>13778.0</text:p>
          </table:table-cell>
          <table:table-cell office:value-type="float" office:value="145.0">
            <text:p>1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7.985">
            <text:p>-87.985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5">
            <text:p>SANU-25335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313.0">
            <text:p>11313.0</text:p>
          </table:table-cell>
          <table:table-cell office:value-type="float" office:value="158.0">
            <text:p>15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745">
            <text:p>-55.745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6">
            <text:p>SANU-2533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691.0">
            <text:p>11691.0</text:p>
          </table:table-cell>
          <table:table-cell office:value-type="float" office:value="270.0">
            <text:p>27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8.275">
            <text:p>-58.27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7">
            <text:p>SANU-2533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526.0">
            <text:p>12526.0</text:p>
          </table:table-cell>
          <table:table-cell office:value-type="float" office:value="107.0">
            <text:p>10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1.485">
            <text:p>-61.485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8">
            <text:p>SANU-2533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44266.0">
            <text:p>44266.0</text:p>
          </table:table-cell>
          <table:table-cell office:value-type="float" office:value="794.0">
            <text:p>794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65">
            <text:p>-70.65</text:p>
          </table:table-cell>
          <table:table-cell office:value-type="float" office:value="20.87">
            <text:p>20.87</text:p>
          </table:table-cell>
          <table:table-cell office:value-type="float" office:value="0.87">
            <text:p>0.8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06">
            <text:p>SANU-2540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670.0">
            <text:p>20670.0</text:p>
          </table:table-cell>
          <table:table-cell office:value-type="float" office:value="193.0">
            <text:p>19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05">
            <text:p>-118.05</text:p>
          </table:table-cell>
          <table:table-cell office:value-type="float" office:value="10.55">
            <text:p>10.55</text:p>
          </table:table-cell>
          <table:table-cell office:value-type="float" office:value="0.55">
            <text:p>0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07">
            <text:p>SANU-2540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856.0">
            <text:p>13856.0</text:p>
          </table:table-cell>
          <table:table-cell office:value-type="float" office:value="145.0">
            <text:p>145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17999999999999">
            <text:p>-96.17999999999999</text:p>
          </table:table-cell>
          <table:table-cell office:value-type="float" office:value="22.18">
            <text:p>22.18</text:p>
          </table:table-cell>
          <table:table-cell office:value-type="float" office:value="2.18">
            <text:p>2.1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09">
            <text:p>SANU-2540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195.0">
            <text:p>15195.0</text:p>
          </table:table-cell>
          <table:table-cell office:value-type="float" office:value="162.0">
            <text:p>16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78999999999999">
            <text:p>-98.789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33">
            <text:p>SANU-2533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234.0">
            <text:p>14234.0</text:p>
          </table:table-cell>
          <table:table-cell office:value-type="float" office:value="227.0">
            <text:p>22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8.47500000000001">
            <text:p>-88.47500000000001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1">
            <text:p>SANU-2532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037.0">
            <text:p>18037.0</text:p>
          </table:table-cell>
          <table:table-cell office:value-type="float" office:value="176.0">
            <text:p>17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46000000000001">
            <text:p>-119.46000000000001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20">
            <text:p>SANU-2532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829.0">
            <text:p>17829.0</text:p>
          </table:table-cell>
          <table:table-cell office:value-type="float" office:value="174.0">
            <text:p>17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11500000000001">
            <text:p>-119.11500000000001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9">
            <text:p>SANU-2531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776.0">
            <text:p>17776.0</text:p>
          </table:table-cell>
          <table:table-cell office:value-type="float" office:value="177.0">
            <text:p>17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04">
            <text:p>-119.04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14">
            <text:p>SANU-25214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29.0">
            <text:p>11829.0</text:p>
          </table:table-cell>
          <table:table-cell office:value-type="float" office:value="319.0">
            <text:p>31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8.68">
            <text:p>-58.68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16">
            <text:p>SANU-2521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977.0">
            <text:p>11977.0</text:p>
          </table:table-cell>
          <table:table-cell office:value-type="float" office:value="299.0">
            <text:p>29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9.04">
            <text:p>-59.04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38">
            <text:p>SANU-2523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4605.0">
            <text:p>14605.0</text:p>
          </table:table-cell>
          <table:table-cell office:value-type="float" office:value="395.0">
            <text:p>395.0</text:p>
          </table:table-cell>
          <table:table-cell office:value-type="string" office:value="Coralline algae? (NA)">
            <text:p>Coralline algae? (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5.14999999999999">
            <text:p>-85.14999999999999</text:p>
          </table:table-cell>
          <table:table-cell office:value-type="float" office:value="82.19">
            <text:p>82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39">
            <text:p>SANU-2523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738.0">
            <text:p>17738.0</text:p>
          </table:table-cell>
          <table:table-cell office:value-type="float" office:value="205.0">
            <text:p>20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0.41499999999999">
            <text:p>-110.41499999999999</text:p>
          </table:table-cell>
          <table:table-cell office:value-type="float" office:value="10.91">
            <text:p>10.91</text:p>
          </table:table-cell>
          <table:table-cell office:value-type="float" office:value="0.91">
            <text:p>0.9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01">
            <text:p>SANU-2530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922.0">
            <text:p>17922.0</text:p>
          </table:table-cell>
          <table:table-cell office:value-type="float" office:value="177.0">
            <text:p>17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565">
            <text:p>-111.565</text:p>
          </table:table-cell>
          <table:table-cell office:value-type="float" office:value="10.63">
            <text:p>10.63</text:p>
          </table:table-cell>
          <table:table-cell office:value-type="float" office:value="0.63">
            <text:p>0.6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05">
            <text:p>SANU-25305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138.0">
            <text:p>18138.0</text:p>
          </table:table-cell>
          <table:table-cell office:value-type="float" office:value="184.0">
            <text:p>18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2.455">
            <text:p>-112.455</text:p>
          </table:table-cell>
          <table:table-cell office:value-type="float" office:value="10.47">
            <text:p>10.47</text:p>
          </table:table-cell>
          <table:table-cell office:value-type="float" office:value="0.47">
            <text:p>0.4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06">
            <text:p>SANU-2530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562.0">
            <text:p>19562.0</text:p>
          </table:table-cell>
          <table:table-cell office:value-type="float" office:value="195.0">
            <text:p>19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33999999999999">
            <text:p>-113.33999999999999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07">
            <text:p>SANU-2530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24.0">
            <text:p>19924.0</text:p>
          </table:table-cell>
          <table:table-cell office:value-type="float" office:value="204.0">
            <text:p>20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41">
            <text:p>-114.41</text:p>
          </table:table-cell>
          <table:table-cell office:value-type="float" office:value="10.61">
            <text:p>10.61</text:p>
          </table:table-cell>
          <table:table-cell office:value-type="float" office:value="0.61">
            <text:p>0.6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09">
            <text:p>SANU-2530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204.0">
            <text:p>20204.0</text:p>
          </table:table-cell>
          <table:table-cell office:value-type="float" office:value="205.0">
            <text:p>20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32">
            <text:p>-115.32</text:p>
          </table:table-cell>
          <table:table-cell office:value-type="float" office:value="11.29">
            <text:p>11.29</text:p>
          </table:table-cell>
          <table:table-cell office:value-type="float" office:value="1.29">
            <text:p>1.2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0">
            <text:p>SANU-2531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541.0">
            <text:p>20541.0</text:p>
          </table:table-cell>
          <table:table-cell office:value-type="float" office:value="187.0">
            <text:p>18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75">
            <text:p>-116.75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1">
            <text:p>SANU-2531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889.0">
            <text:p>20889.0</text:p>
          </table:table-cell>
          <table:table-cell office:value-type="float" office:value="206.0">
            <text:p>20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1">
            <text:p>-118.1</text:p>
          </table:table-cell>
          <table:table-cell office:value-type="float" office:value="10.55">
            <text:p>10.55</text:p>
          </table:table-cell>
          <table:table-cell office:value-type="float" office:value="0.55">
            <text:p>0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2">
            <text:p>SANU-2531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624.0">
            <text:p>21624.0</text:p>
          </table:table-cell>
          <table:table-cell office:value-type="float" office:value="212.0">
            <text:p>212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0.26499999999999">
            <text:p>-120.26499999999999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3">
            <text:p>SANU-2531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872.0">
            <text:p>21872.0</text:p>
          </table:table-cell>
          <table:table-cell office:value-type="float" office:value="226.0">
            <text:p>226.0</text:p>
          </table:table-cell>
          <table:table-cell office:value-type="string" office:value="Coralline algae? (aA3)">
            <text:p>Coralline algae?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865">
            <text:p>-102.865</text:p>
          </table:table-cell>
          <table:table-cell office:value-type="float" office:value="82.22">
            <text:p>82.22</text:p>
          </table:table-cell>
          <table:table-cell office:value-type="float" office:value="0.22">
            <text:p>0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4">
            <text:p>SANU-253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069.0">
            <text:p>22069.0</text:p>
          </table:table-cell>
          <table:table-cell office:value-type="float" office:value="211.0">
            <text:p>21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875">
            <text:p>-103.875</text:p>
          </table:table-cell>
          <table:table-cell office:value-type="float" office:value="82.46">
            <text:p>82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6">
            <text:p>SANU-2531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6550.0">
            <text:p>16550.0</text:p>
          </table:table-cell>
          <table:table-cell office:value-type="float" office:value="246.0">
            <text:p>24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88">
            <text:p>-116.88</text:p>
          </table:table-cell>
          <table:table-cell office:value-type="float" office:value="11.26">
            <text:p>11.26</text:p>
          </table:table-cell>
          <table:table-cell office:value-type="float" office:value="1.26">
            <text:p>1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7">
            <text:p>SANU-2531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451.0">
            <text:p>17451.0</text:p>
          </table:table-cell>
          <table:table-cell office:value-type="float" office:value="195.0">
            <text:p>19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535">
            <text:p>-118.535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318">
            <text:p>SANU-2531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718.0">
            <text:p>17718.0</text:p>
          </table:table-cell>
          <table:table-cell office:value-type="float" office:value="186.0">
            <text:p>186.0</text:p>
          </table:table-cell>
          <table:table-cell office:value-type="string" office:value="Coralline algae? (aA1)">
            <text:p>Coralline algae?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655">
            <text:p>-118.655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212">
            <text:p>SANU-2521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230.0">
            <text:p>13230.0</text:p>
          </table:table-cell>
          <table:table-cell office:value-type="float" office:value="131.0">
            <text:p>131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6.06500000000001">
            <text:p>-86.06500000000001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6">
            <text:p>SANU-1833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5707.0">
            <text:p>25707.0</text:p>
          </table:table-cell>
          <table:table-cell office:value-type="float" office:value="238.0">
            <text:p>238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7.695">
            <text:p>-107.69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5">
            <text:p>SANU-1833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147.0">
            <text:p>24147.0</text:p>
          </table:table-cell>
          <table:table-cell office:value-type="float" office:value="286.0">
            <text:p>286.0</text:p>
          </table:table-cell>
          <table:table-cell office:value-type="string" office:value="Coral (Tubipora musica)">
            <text:p>Coral (Tubipora music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33">
            <text:p>-103.33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4">
            <text:p>SANU-1833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465.0">
            <text:p>16465.0</text:p>
          </table:table-cell>
          <table:table-cell office:value-type="float" office:value="267.0">
            <text:p>267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55999999999999">
            <text:p>-101.559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3">
            <text:p>SUA-2573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710.0">
            <text:p>6710.0</text:p>
          </table:table-cell>
          <table:table-cell office:value-type="float" office:value="100.0">
            <text:p>10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24">
            <text:p>-6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16">
            <text:p>MTC-1491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358.0">
            <text:p>17358.0</text:p>
          </table:table-cell>
          <table:table-cell office:value-type="float" office:value="222.0">
            <text:p>222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7.04499999999999">
            <text:p>-87.04499999999999</text:p>
          </table:table-cell>
          <table:table-cell office:value-type="float" office:value="83.3">
            <text:p>83.3</text:p>
          </table:table-cell>
          <table:table-cell office:value-type="float" office:value="1.3">
            <text:p>1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17">
            <text:p>MTC-1491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399.0">
            <text:p>18399.0</text:p>
          </table:table-cell>
          <table:table-cell office:value-type="float" office:value="213.0">
            <text:p>21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0.41">
            <text:p>-110.41</text:p>
          </table:table-cell>
          <table:table-cell office:value-type="float" office:value="10.91">
            <text:p>10.91</text:p>
          </table:table-cell>
          <table:table-cell office:value-type="float" office:value="0.91">
            <text:p>0.9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18">
            <text:p>MTC-1491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5959.0">
            <text:p>15959.0</text:p>
          </table:table-cell>
          <table:table-cell office:value-type="float" office:value="226.0">
            <text:p>226.0</text:p>
          </table:table-cell>
          <table:table-cell office:value-type="string" office:value="Coral (Fungiidae)">
            <text:p>Coral (Fungi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0.47">
            <text:p>-110.47</text:p>
          </table:table-cell>
          <table:table-cell office:value-type="float" office:value="10.91">
            <text:p>10.91</text:p>
          </table:table-cell>
          <table:table-cell office:value-type="float" office:value="0.91">
            <text:p>0.9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19">
            <text:p>MTC-1491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759.0">
            <text:p>18759.0</text:p>
          </table:table-cell>
          <table:table-cell office:value-type="float" office:value="152.0">
            <text:p>152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2.705">
            <text:p>-112.705</text:p>
          </table:table-cell>
          <table:table-cell office:value-type="float" office:value="10.47">
            <text:p>10.47</text:p>
          </table:table-cell>
          <table:table-cell office:value-type="float" office:value="0.47">
            <text:p>0.4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20">
            <text:p>MTC-1492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207.0">
            <text:p>20207.0</text:p>
          </table:table-cell>
          <table:table-cell office:value-type="float" office:value="242.0">
            <text:p>242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41">
            <text:p>-113.41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0">
            <text:p>MTC-1497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6574.0">
            <text:p>16574.0</text:p>
          </table:table-cell>
          <table:table-cell office:value-type="float" office:value="310.0">
            <text:p>310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28999999999999">
            <text:p>-114.28999999999999</text:p>
          </table:table-cell>
          <table:table-cell office:value-type="float" office:value="10.61">
            <text:p>10.61</text:p>
          </table:table-cell>
          <table:table-cell office:value-type="float" office:value="0.61">
            <text:p>0.6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4">
            <text:p>SUA-2574</text:p>
          </table:table-cell>
          <table:table-cell office:value-type="float" office:value="-16.101">
            <text:p>-16.101</text:p>
          </table:table-cell>
          <table:table-cell office:value-type="float" office:value="145.465">
            <text:p>145.465</text:p>
          </table:table-cell>
          <table:table-cell office:value-type="float" office:value="6380.0">
            <text:p>638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1">
            <text:p>MTC-1497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07.0">
            <text:p>19907.0</text:p>
          </table:table-cell>
          <table:table-cell office:value-type="float" office:value="277.0">
            <text:p>277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86">
            <text:p>-116.86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3">
            <text:p>MTC-1497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067.0">
            <text:p>21067.0</text:p>
          </table:table-cell>
          <table:table-cell office:value-type="float" office:value="333.0">
            <text:p>333.0</text:p>
          </table:table-cell>
          <table:table-cell office:value-type="string" office:value="Coral (Seriatopora?)">
            <text:p>Coral (Seriat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74">
            <text:p>-121.74</text:p>
          </table:table-cell>
          <table:table-cell office:value-type="float" office:value="40.67">
            <text:p>40.67</text:p>
          </table:table-cell>
          <table:table-cell office:value-type="float" office:value="0.67">
            <text:p>0.6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5">
            <text:p>MTC-14975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2090.0">
            <text:p>12090.0</text:p>
          </table:table-cell>
          <table:table-cell office:value-type="float" office:value="301.0">
            <text:p>301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3.64500000000001">
            <text:p>-113.64500000000001</text:p>
          </table:table-cell>
          <table:table-cell office:value-type="float" office:value="2.97">
            <text:p>2.97</text:p>
          </table:table-cell>
          <table:table-cell office:value-type="float" office:value="2.97">
            <text:p>2.9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6">
            <text:p>MTC-1497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2326.0">
            <text:p>12326.0</text:p>
          </table:table-cell>
          <table:table-cell office:value-type="float" office:value="241.0">
            <text:p>241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61500000000001">
            <text:p>-96.61500000000001</text:p>
          </table:table-cell>
          <table:table-cell office:value-type="float" office:value="83.26">
            <text:p>83.26</text:p>
          </table:table-cell>
          <table:table-cell office:value-type="float" office:value="1.26">
            <text:p>1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7">
            <text:p>MTC-1497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654.0">
            <text:p>17654.0</text:p>
          </table:table-cell>
          <table:table-cell office:value-type="float" office:value="242.0">
            <text:p>24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94">
            <text:p>-118.94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8">
            <text:p>MTC-1497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190.0">
            <text:p>18190.0</text:p>
          </table:table-cell>
          <table:table-cell office:value-type="float" office:value="244.0">
            <text:p>244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905">
            <text:p>-119.905</text:p>
          </table:table-cell>
          <table:table-cell office:value-type="float" office:value="23.29">
            <text:p>23.29</text:p>
          </table:table-cell>
          <table:table-cell office:value-type="float" office:value="3.29">
            <text:p>3.2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80">
            <text:p>MTC-1498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040.0">
            <text:p>21040.0</text:p>
          </table:table-cell>
          <table:table-cell office:value-type="float" office:value="333.0">
            <text:p>333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405">
            <text:p>-115.405</text:p>
          </table:table-cell>
          <table:table-cell office:value-type="float" office:value="20.03">
            <text:p>20.03</text:p>
          </table:table-cell>
          <table:table-cell office:value-type="float" office:value="0.03">
            <text:p>0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81">
            <text:p>MTC-1498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133.0">
            <text:p>22133.0</text:p>
          </table:table-cell>
          <table:table-cell office:value-type="float" office:value="257.0">
            <text:p>257.0</text:p>
          </table:table-cell>
          <table:table-cell office:value-type="string" office:value="Coral (Cyphastrea)">
            <text:p>Coral (Cyph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53999999999999">
            <text:p>-118.53999999999999</text:p>
          </table:table-cell>
          <table:table-cell office:value-type="float" office:value="20.23">
            <text:p>20.23</text:p>
          </table:table-cell>
          <table:table-cell office:value-type="float" office:value="0.23">
            <text:p>0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MTC-14972">
            <text:p>MTC-1497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03.0">
            <text:p>19903.0</text:p>
          </table:table-cell>
          <table:table-cell office:value-type="float" office:value="276.0">
            <text:p>276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97">
            <text:p>-117.97</text:p>
          </table:table-cell>
          <table:table-cell office:value-type="float" office:value="10.55">
            <text:p>10.55</text:p>
          </table:table-cell>
          <table:table-cell office:value-type="float" office:value="0.55">
            <text:p>0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5">
            <text:p>SUA-2575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4960.0">
            <text:p>4960.0</text:p>
          </table:table-cell>
          <table:table-cell office:value-type="float" office:value="80.0">
            <text:p>80.0</text:p>
          </table:table-cell>
          <table:table-cell office:value-type="string" office:value="Coral surface">
            <text:p>Coral surfac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52">
            <text:p>-0.5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GaK-2729">
            <text:p>GaK-2729</text:p>
          </table:table-cell>
          <table:table-cell office:value-type="float" office:value="-16.574">
            <text:p>-16.574</text:p>
          </table:table-cell>
          <table:table-cell office:value-type="float" office:value="145.513">
            <text:p>145.513</text:p>
          </table:table-cell>
          <table:table-cell office:value-type="float" office:value="4535.0">
            <text:p>4535.0</text:p>
          </table:table-cell>
          <table:table-cell office:value-type="float" office:value="115.0">
            <text:p>11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Bird1971">
            <text:p>LewisEtal2013,Bird1971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28">
            <text:p>WK-1028</text:p>
          </table:table-cell>
          <table:table-cell office:value-type="float" office:value="-17.208">
            <text:p>-17.208</text:p>
          </table:table-cell>
          <table:table-cell office:value-type="float" office:value="145.92">
            <text:p>145.92</text:p>
          </table:table-cell>
          <table:table-cell office:value-type="float" office:value="6660.0">
            <text:p>6660.0</text:p>
          </table:table-cell>
          <table:table-cell office:value-type="float" office:value="100.0">
            <text:p>1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CrowleyEtal1990">
            <text:p>LewisEtal2013,LarcombeEtal1995,CrowleyEtal1990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9">
            <text:p>WK-1069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1690.0">
            <text:p>1690.0</text:p>
          </table:table-cell>
          <table:table-cell office:value-type="float" office:value="80.0">
            <text:p>8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51">
            <text:p>-7.5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7">
            <text:p>WK-1067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.26">
            <text:p>-10.2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6">
            <text:p>WK-1066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1820.0">
            <text:p>1820.0</text:p>
          </table:table-cell>
          <table:table-cell office:value-type="float" office:value="60.0">
            <text:p>6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5">
            <text:p>WK-1065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5300.0">
            <text:p>5300.0</text:p>
          </table:table-cell>
          <table:table-cell office:value-type="float" office:value="120.0">
            <text:p>12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66">
            <text:p>-8.6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4">
            <text:p>WK-1064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5180.0">
            <text:p>5180.0</text:p>
          </table:table-cell>
          <table:table-cell office:value-type="float" office:value="70.0">
            <text:p>70.0</text:p>
          </table:table-cell>
          <table:table-cell office:value-type="string" office:value="Bivalves (incl. Anadara)">
            <text:p>Bivalves (incl. Anada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56">
            <text:p>-7.5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3">
            <text:p>WK-1063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6540.0">
            <text:p>6540.0</text:p>
          </table:table-cell>
          <table:table-cell office:value-type="float" office:value="190.0">
            <text:p>190.0</text:p>
          </table:table-cell>
          <table:table-cell office:value-type="string" office:value="Shell (Strombus vittatus)">
            <text:p>Shell (Strombus vittat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2.76">
            <text:p>-22.7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2">
            <text:p>WK-1062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2160.0">
            <text:p>2160.0</text:p>
          </table:table-cell>
          <table:table-cell office:value-type="float" office:value="90.0">
            <text:p>9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9.93">
            <text:p>-19.9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1">
            <text:p>WK-1061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9080.0">
            <text:p>908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0.47">
            <text:p>-20.4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60">
            <text:p>WK-1060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1430.0">
            <text:p>1430.0</text:p>
          </table:table-cell>
          <table:table-cell office:value-type="float" office:value="90.0">
            <text:p>9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33">
            <text:p>-8.3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9">
            <text:p>WK-1059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2450.0">
            <text:p>2450.0</text:p>
          </table:table-cell>
          <table:table-cell office:value-type="float" office:value="120.0">
            <text:p>12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3">
            <text:p>-7.6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8">
            <text:p>WK-1058</text:p>
          </table:table-cell>
          <table:table-cell office:value-type="float" office:value="-17.353">
            <text:p>-17.353</text:p>
          </table:table-cell>
          <table:table-cell office:value-type="float" office:value="146.031">
            <text:p>146.031</text:p>
          </table:table-cell>
          <table:table-cell office:value-type="float" office:value="2650.0">
            <text:p>2650.0</text:p>
          </table:table-cell>
          <table:table-cell office:value-type="float" office:value="70.0">
            <text:p>70.0</text:p>
          </table:table-cell>
          <table:table-cell office:value-type="string" office:value="Shell and shellhash">
            <text:p>Shell and 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63">
            <text:p>-6.6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7">
            <text:p>WK-1057</text:p>
          </table:table-cell>
          <table:table-cell office:value-type="float" office:value="-17.344">
            <text:p>-17.344</text:p>
          </table:table-cell>
          <table:table-cell office:value-type="float" office:value="146.016">
            <text:p>146.016</text:p>
          </table:table-cell>
          <table:table-cell office:value-type="float" office:value="6740.0">
            <text:p>6740.0</text:p>
          </table:table-cell>
          <table:table-cell office:value-type="float" office:value="100.0">
            <text:p>100.0</text:p>
          </table:table-cell>
          <table:table-cell office:value-type="string" office:value="Shell (Anadara)">
            <text:p>Shell (Anada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22">
            <text:p>-8.2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6">
            <text:p>WK-1056</text:p>
          </table:table-cell>
          <table:table-cell office:value-type="float" office:value="-17.344">
            <text:p>-17.344</text:p>
          </table:table-cell>
          <table:table-cell office:value-type="float" office:value="146.016">
            <text:p>146.016</text:p>
          </table:table-cell>
          <table:table-cell office:value-type="float" office:value="5500.0">
            <text:p>5500.0</text:p>
          </table:table-cell>
          <table:table-cell office:value-type="float" office:value="140.0">
            <text:p>140.0</text:p>
          </table:table-cell>
          <table:table-cell office:value-type="string" office:value="Shell (Anadara)">
            <text:p>Shell (Anada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27">
            <text:p>-12.2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5">
            <text:p>WK-1055</text:p>
          </table:table-cell>
          <table:table-cell office:value-type="float" office:value="-17.344">
            <text:p>-17.344</text:p>
          </table:table-cell>
          <table:table-cell office:value-type="float" office:value="146.016">
            <text:p>146.016</text:p>
          </table:table-cell>
          <table:table-cell office:value-type="float" office:value="7160.0">
            <text:p>71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87">
            <text:p>-4.8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53">
            <text:p>WK-1053</text:p>
          </table:table-cell>
          <table:table-cell office:value-type="float" office:value="-17.344">
            <text:p>-17.344</text:p>
          </table:table-cell>
          <table:table-cell office:value-type="float" office:value="146.016">
            <text:p>146.016</text:p>
          </table:table-cell>
          <table:table-cell office:value-type="float" office:value="13200.0">
            <text:p>13200.0</text:p>
          </table:table-cell>
          <table:table-cell office:value-type="float" office:value="260.0">
            <text:p>26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3">
            <text:p>2.9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30">
            <text:p>WK-1030</text:p>
          </table:table-cell>
          <table:table-cell office:value-type="float" office:value="-17.208">
            <text:p>-17.208</text:p>
          </table:table-cell>
          <table:table-cell office:value-type="float" office:value="145.92">
            <text:p>145.92</text:p>
          </table:table-cell>
          <table:table-cell office:value-type="float" office:value="6100.0">
            <text:p>6100.0</text:p>
          </table:table-cell>
          <table:table-cell office:value-type="float" office:value="140.0">
            <text:p>14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CrowleyEtal1990">
            <text:p>LewisEtal2013,LarcombeEtal1995,CrowleyEtal1990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29">
            <text:p>WK-1029</text:p>
          </table:table-cell>
          <table:table-cell office:value-type="float" office:value="-17.208">
            <text:p>-17.208</text:p>
          </table:table-cell>
          <table:table-cell office:value-type="float" office:value="145.92">
            <text:p>145.92</text:p>
          </table:table-cell>
          <table:table-cell office:value-type="float" office:value="7050.0">
            <text:p>7050.0</text:p>
          </table:table-cell>
          <table:table-cell office:value-type="float" office:value="130.0">
            <text:p>1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5">
            <text:p>-6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CrowleyEtal1990">
            <text:p>LewisEtal2013,LarcombeEtal1995,CrowleyEtal1990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2">
            <text:p>SUA-2572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830.0">
            <text:p>683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44">
            <text:p>-5.4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1">
            <text:p>SUA-2571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7330.0">
            <text:p>7330.0</text:p>
          </table:table-cell>
          <table:table-cell office:value-type="float" office:value="260.0">
            <text:p>26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27">
            <text:p>-6.27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70">
            <text:p>SUA-2570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410.0">
            <text:p>641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9">
            <text:p>SUA-2569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630.0">
            <text:p>6630.0</text:p>
          </table:table-cell>
          <table:table-cell office:value-type="float" office:value="60.0">
            <text:p>6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22">
            <text:p>-6.2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8">
            <text:p>SANU-2541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552.0">
            <text:p>10552.0</text:p>
          </table:table-cell>
          <table:table-cell office:value-type="float" office:value="119.0">
            <text:p>11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2.114999999999995">
            <text:p>-52.114999999999995</text:p>
          </table:table-cell>
          <table:table-cell office:value-type="float" office:value="12.84">
            <text:p>12.84</text:p>
          </table:table-cell>
          <table:table-cell office:value-type="float" office:value="2.84">
            <text:p>2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7">
            <text:p>SANU-2541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9903.0">
            <text:p>9903.0</text:p>
          </table:table-cell>
          <table:table-cell office:value-type="float" office:value="185.0">
            <text:p>185.0</text:p>
          </table:table-cell>
          <table:table-cell office:value-type="string" office:value="Coralline algae? (aA1)">
            <text:p>Coralline algae?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635">
            <text:p>-50.635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6">
            <text:p>SANU-2541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7573.0">
            <text:p>27573.0</text:p>
          </table:table-cell>
          <table:table-cell office:value-type="float" office:value="170.0">
            <text:p>17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27499999999999">
            <text:p>-108.27499999999999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4">
            <text:p>SANU-2541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870.0">
            <text:p>23870.0</text:p>
          </table:table-cell>
          <table:table-cell office:value-type="float" office:value="232.0">
            <text:p>23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30499999999999">
            <text:p>-106.30499999999999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3">
            <text:p>SANU-2541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421.0">
            <text:p>24421.0</text:p>
          </table:table-cell>
          <table:table-cell office:value-type="float" office:value="263.0">
            <text:p>26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1">
            <text:p>-106.1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0">
            <text:p>SANU-1432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6755.0">
            <text:p>16755.0</text:p>
          </table:table-cell>
          <table:table-cell office:value-type="float" office:value="185.0">
            <text:p>18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7.04499999999999">
            <text:p>-87.04499999999999</text:p>
          </table:table-cell>
          <table:table-cell office:value-type="float" office:value="83.3">
            <text:p>83.3</text:p>
          </table:table-cell>
          <table:table-cell office:value-type="float" office:value="1.3">
            <text:p>1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3">
            <text:p>SANU-1432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3110.0">
            <text:p>13110.0</text:p>
          </table:table-cell>
          <table:table-cell office:value-type="float" office:value="170.0">
            <text:p>170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3.64500000000001">
            <text:p>-113.64500000000001</text:p>
          </table:table-cell>
          <table:table-cell office:value-type="float" office:value="2.97">
            <text:p>2.97</text:p>
          </table:table-cell>
          <table:table-cell office:value-type="float" office:value="2.97">
            <text:p>2.9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4">
            <text:p>SANU-1432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375.0">
            <text:p>18375.0</text:p>
          </table:table-cell>
          <table:table-cell office:value-type="float" office:value="325.0">
            <text:p>32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905">
            <text:p>-119.905</text:p>
          </table:table-cell>
          <table:table-cell office:value-type="float" office:value="23.29">
            <text:p>23.29</text:p>
          </table:table-cell>
          <table:table-cell office:value-type="float" office:value="3.29">
            <text:p>3.2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2">
            <text:p>SANU-2541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648.0">
            <text:p>22648.0</text:p>
          </table:table-cell>
          <table:table-cell office:value-type="float" office:value="202.0">
            <text:p>20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93499999999999">
            <text:p>-103.93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7">
            <text:p>SANU-1432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975.0">
            <text:p>22975.0</text:p>
          </table:table-cell>
          <table:table-cell office:value-type="float" office:value="425.0">
            <text:p>425.0</text:p>
          </table:table-cell>
          <table:table-cell office:value-type="string" office:value="Coral (Tubipora musica or Merulinidae)">
            <text:p>Coral (Tubipora musica or 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32499999999999">
            <text:p>-105.32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29">
            <text:p>SANU-1432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4350.0">
            <text:p>34350.0</text:p>
          </table:table-cell>
          <table:table-cell office:value-type="float" office:value="400.0">
            <text:p>400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9.345">
            <text:p>-89.345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4330">
            <text:p>SANU-143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8650.0">
            <text:p>38650.0</text:p>
          </table:table-cell>
          <table:table-cell office:value-type="float" office:value="700.0">
            <text:p>700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53500000000001">
            <text:p>-96.53500000000001</text:p>
          </table:table-cell>
          <table:table-cell office:value-type="float" office:value="22.31">
            <text:p>22.31</text:p>
          </table:table-cell>
          <table:table-cell office:value-type="float" office:value="2.31">
            <text:p>2.3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29">
            <text:p>SANU-1832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3963.0">
            <text:p>23963.0</text:p>
          </table:table-cell>
          <table:table-cell office:value-type="float" office:value="373.0">
            <text:p>373.0</text:p>
          </table:table-cell>
          <table:table-cell office:value-type="string" office:value="Bioclast (Halimeda?)">
            <text:p>Bioclast (Halimed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0.0">
            <text:p>-130.0</text:p>
          </table:table-cell>
          <table:table-cell office:value-type="float" office:value="2.23">
            <text:p>2.23</text:p>
          </table:table-cell>
          <table:table-cell office:value-type="float" office:value="2.23">
            <text:p>2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0">
            <text:p>SANU-183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546.0">
            <text:p>14546.0</text:p>
          </table:table-cell>
          <table:table-cell office:value-type="float" office:value="324.0">
            <text:p>324.0</text:p>
          </table:table-cell>
          <table:table-cell office:value-type="string" office:value="Coral (Merulinidae?)">
            <text:p>Coral (Merulinidae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51499999999999">
            <text:p>-96.51499999999999</text:p>
          </table:table-cell>
          <table:table-cell office:value-type="float" office:value="22.18">
            <text:p>22.18</text:p>
          </table:table-cell>
          <table:table-cell office:value-type="float" office:value="2.18">
            <text:p>2.1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1">
            <text:p>SANU-1833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233.0">
            <text:p>14233.0</text:p>
          </table:table-cell>
          <table:table-cell office:value-type="float" office:value="273.0">
            <text:p>273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315">
            <text:p>-96.315</text:p>
          </table:table-cell>
          <table:table-cell office:value-type="float" office:value="22.18">
            <text:p>22.18</text:p>
          </table:table-cell>
          <table:table-cell office:value-type="float" office:value="2.18">
            <text:p>2.1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2">
            <text:p>SANU-1833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40.0">
            <text:p>15940.0</text:p>
          </table:table-cell>
          <table:table-cell office:value-type="float" office:value="229.0">
            <text:p>229.0</text:p>
          </table:table-cell>
          <table:table-cell office:value-type="string" office:value="Coral (Acropora or Isopora)">
            <text:p>Coral (Acropora or 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32">
            <text:p>-99.32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18333">
            <text:p>SANU-1833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092.0">
            <text:p>16092.0</text:p>
          </table:table-cell>
          <table:table-cell office:value-type="float" office:value="209.0">
            <text:p>209.0</text:p>
          </table:table-cell>
          <table:table-cell office:value-type="string" office:value="Coral (Stylophora pistillata)">
            <text:p>Coral (Stylophora pisti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99">
            <text:p>-100.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9">
            <text:p>SANU-25419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790.0">
            <text:p>10790.0</text:p>
          </table:table-cell>
          <table:table-cell office:value-type="float" office:value="162.0">
            <text:p>16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2.15">
            <text:p>-52.15</text:p>
          </table:table-cell>
          <table:table-cell office:value-type="float" office:value="12.84">
            <text:p>12.84</text:p>
          </table:table-cell>
          <table:table-cell office:value-type="float" office:value="2.84">
            <text:p>2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078">
            <text:p>WK-1078</text:p>
          </table:table-cell>
          <table:table-cell office:value-type="float" office:value="-17.514">
            <text:p>-17.514</text:p>
          </table:table-cell>
          <table:table-cell office:value-type="float" office:value="146.082">
            <text:p>146.082</text:p>
          </table:table-cell>
          <table:table-cell office:value-type="float" office:value="8790.0">
            <text:p>8790.0</text:p>
          </table:table-cell>
          <table:table-cell office:value-type="float" office:value="110.0">
            <text:p>11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47">
            <text:p>-20.4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Gagan1990,GaganEtal1994">
            <text:p>LewisEtal2013,LarcombeEtal1995,Gagan1990,GaganEtal1994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20">
            <text:p>SANU-25420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586.0">
            <text:p>12586.0</text:p>
          </table:table-cell>
          <table:table-cell office:value-type="float" office:value="90.0">
            <text:p>9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2.135">
            <text:p>-62.135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4">
            <text:p>SANU-272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200.0">
            <text:p>18200.0</text:p>
          </table:table-cell>
          <table:table-cell office:value-type="float" office:value="190.0">
            <text:p>190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66499999999999">
            <text:p>-111.66499999999999</text:p>
          </table:table-cell>
          <table:table-cell office:value-type="float" office:value="10.63">
            <text:p>10.63</text:p>
          </table:table-cell>
          <table:table-cell office:value-type="float" office:value="0.63">
            <text:p>0.6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8">
            <text:p>SUA-2568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350.0">
            <text:p>6350.0</text:p>
          </table:table-cell>
          <table:table-cell office:value-type="float" office:value="115.0">
            <text:p>115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22">
            <text:p>-2.2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7">
            <text:p>SUA-2567</text:p>
          </table:table-cell>
          <table:table-cell office:value-type="float" office:value="-16.039">
            <text:p>-16.039</text:p>
          </table:table-cell>
          <table:table-cell office:value-type="float" office:value="145.463">
            <text:p>145.463</text:p>
          </table:table-cell>
          <table:table-cell office:value-type="float" office:value="4840.0">
            <text:p>484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84">
            <text:p>-1.8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6">
            <text:p>SUA-2566</text:p>
          </table:table-cell>
          <table:table-cell office:value-type="float" office:value="-16.039">
            <text:p>-16.039</text:p>
          </table:table-cell>
          <table:table-cell office:value-type="float" office:value="145.463">
            <text:p>145.463</text:p>
          </table:table-cell>
          <table:table-cell office:value-type="float" office:value="5830.0">
            <text:p>5830.0</text:p>
          </table:table-cell>
          <table:table-cell office:value-type="float" office:value="90.0">
            <text:p>9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94">
            <text:p>-4.9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5">
            <text:p>SUA-2565</text:p>
          </table:table-cell>
          <table:table-cell office:value-type="float" office:value="-16.039">
            <text:p>-16.039</text:p>
          </table:table-cell>
          <table:table-cell office:value-type="float" office:value="145.463">
            <text:p>145.463</text:p>
          </table:table-cell>
          <table:table-cell office:value-type="float" office:value="4900.0">
            <text:p>4900.0</text:p>
          </table:table-cell>
          <table:table-cell office:value-type="float" office:value="60.0">
            <text:p>6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24">
            <text:p>-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4">
            <text:p>SUA-2564</text:p>
          </table:table-cell>
          <table:table-cell office:value-type="float" office:value="-16.101">
            <text:p>-16.101</text:p>
          </table:table-cell>
          <table:table-cell office:value-type="float" office:value="145.465">
            <text:p>145.465</text:p>
          </table:table-cell>
          <table:table-cell office:value-type="float" office:value="5700.0">
            <text:p>570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3">
            <text:p>SUA-2563</text:p>
          </table:table-cell>
          <table:table-cell office:value-type="float" office:value="-16.101">
            <text:p>-16.101</text:p>
          </table:table-cell>
          <table:table-cell office:value-type="float" office:value="145.465">
            <text:p>145.465</text:p>
          </table:table-cell>
          <table:table-cell office:value-type="float" office:value="6220.0">
            <text:p>622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2">
            <text:p>SUA-2562</text:p>
          </table:table-cell>
          <table:table-cell office:value-type="float" office:value="-16.101">
            <text:p>-16.101</text:p>
          </table:table-cell>
          <table:table-cell office:value-type="float" office:value="145.465">
            <text:p>145.465</text:p>
          </table:table-cell>
          <table:table-cell office:value-type="float" office:value="6880.0">
            <text:p>688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47">
            <text:p>-7.47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UA-2561">
            <text:p>SUA-2561</text:p>
          </table:table-cell>
          <table:table-cell office:value-type="float" office:value="-16.069">
            <text:p>-16.069</text:p>
          </table:table-cell>
          <table:table-cell office:value-type="float" office:value="145.468">
            <text:p>145.468</text:p>
          </table:table-cell>
          <table:table-cell office:value-type="float" office:value="6770.0">
            <text:p>6770.0</text:p>
          </table:table-cell>
          <table:table-cell office:value-type="float" office:value="60.0">
            <text:p>6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77">
            <text:p>-6.77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LarcombeEtal1995,PartainHopley1989">
            <text:p>LewisEtal2013,LarcombeEtal1995,PartainHopley1989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NZ-280">
            <text:p>NZ-280</text:p>
          </table:table-cell>
          <table:table-cell office:value-type="float" office:value="-17.25">
            <text:p>-17.25</text:p>
          </table:table-cell>
          <table:table-cell office:value-type="float" office:value="145.917">
            <text:p>145.917</text:p>
          </table:table-cell>
          <table:table-cell office:value-type="float" office:value="3720.0">
            <text:p>3720.0</text:p>
          </table:table-cell>
          <table:table-cell office:value-type="float" office:value="91.0">
            <text:p>91.0</text:p>
          </table:table-cell>
          <table:table-cell office:value-type="string" office:value="Mangrove log">
            <text:p>Mangrove log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GrantTaylorRafter1963">
            <text:p>LewisEtal2013,GrantTaylorRafter1963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27">
            <text:p>SANU-2722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405.0">
            <text:p>11405.0</text:p>
          </table:table-cell>
          <table:table-cell office:value-type="float" office:value="215.0">
            <text:p>21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41">
            <text:p>-55.41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23">
            <text:p>SANU-2722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1840.0">
            <text:p>21840.0</text:p>
          </table:table-cell>
          <table:table-cell office:value-type="float" office:value="240.0">
            <text:p>240.0</text:p>
          </table:table-cell>
          <table:table-cell office:value-type="string" office:value="Coral (Tubipora)">
            <text:p>Coral (Tub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10499999999999">
            <text:p>-104.10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21">
            <text:p>SANU-2722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085.0">
            <text:p>24085.0</text:p>
          </table:table-cell>
          <table:table-cell office:value-type="float" office:value="235.0">
            <text:p>23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10499999999999">
            <text:p>-104.10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20">
            <text:p>SANU-2722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15.0">
            <text:p>15915.0</text:p>
          </table:table-cell>
          <table:table-cell office:value-type="float" office:value="185.0">
            <text:p>185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66999999999999">
            <text:p>-100.66999999999999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9">
            <text:p>SANU-2721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135.0">
            <text:p>16135.0</text:p>
          </table:table-cell>
          <table:table-cell office:value-type="float" office:value="185.0">
            <text:p>18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52">
            <text:p>-100.52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8">
            <text:p>SANU-2721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685.0">
            <text:p>15685.0</text:p>
          </table:table-cell>
          <table:table-cell office:value-type="float" office:value="245.0">
            <text:p>245.0</text:p>
          </table:table-cell>
          <table:table-cell office:value-type="string" office:value="Coral (Acropora gr. humilis?)">
            <text:p>Coral (Acropora gr. humilis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785">
            <text:p>-99.785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7">
            <text:p>SANU-2721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115.0">
            <text:p>18115.0</text:p>
          </table:table-cell>
          <table:table-cell office:value-type="float" office:value="185.0">
            <text:p>18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165">
            <text:p>-119.165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6">
            <text:p>SANU-2721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8245.0">
            <text:p>18245.0</text:p>
          </table:table-cell>
          <table:table-cell office:value-type="float" office:value="195.0">
            <text:p>19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72">
            <text:p>-111.72</text:p>
          </table:table-cell>
          <table:table-cell office:value-type="float" office:value="10.63">
            <text:p>10.63</text:p>
          </table:table-cell>
          <table:table-cell office:value-type="float" office:value="0.63">
            <text:p>0.6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7213">
            <text:p>SANU-2721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2980.0">
            <text:p>12980.0</text:p>
          </table:table-cell>
          <table:table-cell office:value-type="float" office:value="160.0">
            <text:p>16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4.285">
            <text:p>-84.285</text:p>
          </table:table-cell>
          <table:table-cell office:value-type="float" office:value="82.19">
            <text:p>82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2422">
            <text:p>YAUT-00242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799.0">
            <text:p>19799.0</text:p>
          </table:table-cell>
          <table:table-cell office:value-type="float" office:value="319.0">
            <text:p>319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405">
            <text:p>-123.40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Wk-1249">
            <text:p>Wk-1249</text:p>
          </table:table-cell>
          <table:table-cell office:value-type="float" office:value="-17.239">
            <text:p>-17.239</text:p>
          </table:table-cell>
          <table:table-cell office:value-type="float" office:value="146.472">
            <text:p>146.472</text:p>
          </table:table-cell>
          <table:table-cell office:value-type="float" office:value="10950.0">
            <text:p>10950.0</text:p>
          </table:table-cell>
          <table:table-cell office:value-type="float" office:value="140.0">
            <text:p>140.0</text:p>
          </table:table-cell>
          <table:table-cell office:value-type="string" office:value="Shell (Turritelids, bivalves and bryozoans)">
            <text:p>Shell (Turritelids, bivalves and bryozoan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97">
            <text:p>-68.9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SANU-25411">
            <text:p>SANU-2541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748.0">
            <text:p>15748.0</text:p>
          </table:table-cell>
          <table:table-cell office:value-type="float" office:value="211.0">
            <text:p>21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78">
            <text:p>-100.78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1R-1W_91-93">
            <text:p>325-M0056A-01R-1W_91-9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366.0">
            <text:p>13366.0</text:p>
          </table:table-cell>
          <table:table-cell office:value-type="float" office:value="111.0">
            <text:p>111.0</text:p>
          </table:table-cell>
          <table:table-cell office:value-type="string" office:value="Coral (Porites/Montipora)">
            <text:p>Coral (Porites/Mont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77000000000001">
            <text:p>-85.77000000000001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25">
            <text:p>YAUT-006125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372.0">
            <text:p>17372.0</text:p>
          </table:table-cell>
          <table:table-cell office:value-type="float" office:value="295.0">
            <text:p>295.0</text:p>
          </table:table-cell>
          <table:table-cell office:value-type="string" office:value="Coral (Platygyra?)">
            <text:p>Coral (Platygy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53">
            <text:p>-109.53</text:p>
          </table:table-cell>
          <table:table-cell office:value-type="float" office:value="30.66">
            <text:p>30.66</text:p>
          </table:table-cell>
          <table:table-cell office:value-type="float" office:value="0.66">
            <text:p>0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26">
            <text:p>YAUT-0061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398.0">
            <text:p>15398.0</text:p>
          </table:table-cell>
          <table:table-cell office:value-type="float" office:value="264.0">
            <text:p>264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02499999999999">
            <text:p>-99.024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27">
            <text:p>YAUT-00612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496.0">
            <text:p>15496.0</text:p>
          </table:table-cell>
          <table:table-cell office:value-type="float" office:value="387.0">
            <text:p>387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02499999999999">
            <text:p>-99.024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31">
            <text:p>YAUT-00613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838.0">
            <text:p>15838.0</text:p>
          </table:table-cell>
          <table:table-cell office:value-type="float" office:value="410.0">
            <text:p>410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25">
            <text:p>-100.25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32">
            <text:p>YAUT-00613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554.0">
            <text:p>16554.0</text:p>
          </table:table-cell>
          <table:table-cell office:value-type="float" office:value="294.0">
            <text:p>294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88999999999999">
            <text:p>-101.889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6">
            <text:p>YAUT-0090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6075.0">
            <text:p>26075.0</text:p>
          </table:table-cell>
          <table:table-cell office:value-type="float" office:value="205.0">
            <text:p>205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1.925">
            <text:p>-111.925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133">
            <text:p>YAUT-00613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609.0">
            <text:p>16609.0</text:p>
          </table:table-cell>
          <table:table-cell office:value-type="float" office:value="327.0">
            <text:p>327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88999999999999">
            <text:p>-101.889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325">
            <text:p>YAUT-00632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1871.0">
            <text:p>21871.0</text:p>
          </table:table-cell>
          <table:table-cell office:value-type="float" office:value="236.0">
            <text:p>236.0</text:p>
          </table:table-cell>
          <table:table-cell office:value-type="string" office:value="Coralline algae (aA1?)">
            <text:p>Coralline algae (aA1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125">
            <text:p>-103.12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6326">
            <text:p>YAUT-00632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879.0">
            <text:p>22879.0</text:p>
          </table:table-cell>
          <table:table-cell office:value-type="float" office:value="256.0">
            <text:p>256.0</text:p>
          </table:table-cell>
          <table:table-cell office:value-type="string" office:value="Coralline algae (aA1?)">
            <text:p>Coralline algae (aA1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5">
            <text:p>-103.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1R-2W_0-2">
            <text:p>325-M0056A-01R-2W_0-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789.0">
            <text:p>13789.0</text:p>
          </table:table-cell>
          <table:table-cell office:value-type="float" office:value="58.0">
            <text:p>58.0</text:p>
          </table:table-cell>
          <table:table-cell office:value-type="string" office:value="Coral (Platygyra)">
            <text:p>Coral (Platygy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37">
            <text:p>-86.37</text:p>
          </table:table-cell>
          <table:table-cell office:value-type="float" office:value="31.21">
            <text:p>3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2R-1W_124-128">
            <text:p>325-M0056A-02R-1W_124-12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4693.0">
            <text:p>34693.0</text:p>
          </table:table-cell>
          <table:table-cell office:value-type="float" office:value="577.0">
            <text:p>577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9.11">
            <text:p>-89.11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2R-1W_13-19">
            <text:p>325-M0056A-02R-1W_13-19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720.0">
            <text:p>13720.0</text:p>
          </table:table-cell>
          <table:table-cell office:value-type="float" office:value="71.0">
            <text:p>71.0</text:p>
          </table:table-cell>
          <table:table-cell office:value-type="string" office:value="Coral (Cyphastrea)">
            <text:p>Coral (Cyphastre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8.01">
            <text:p>-88.01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2R-1W_90-95">
            <text:p>325-M0056A-02R-1W_90-9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4322.0">
            <text:p>34322.0</text:p>
          </table:table-cell>
          <table:table-cell office:value-type="float" office:value="196.0">
            <text:p>196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8.775">
            <text:p>-88.775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4R-1W_73-78">
            <text:p>325-M0056A-04R-1W_73-7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9303.0">
            <text:p>39303.0</text:p>
          </table:table-cell>
          <table:table-cell office:value-type="float" office:value="361.0">
            <text:p>361.0</text:p>
          </table:table-cell>
          <table:table-cell office:value-type="string" office:value="Coral (Porites?)">
            <text:p>Coral (Porites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605">
            <text:p>-93.605</text:p>
          </table:table-cell>
          <table:table-cell office:value-type="float" office:value="21.59">
            <text:p>21.59</text:p>
          </table:table-cell>
          <table:table-cell office:value-type="float" office:value="1.59">
            <text:p>1.5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5R-1W_3-7">
            <text:p>325-M0056A-05R-1W_3-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9924.0">
            <text:p>39924.0</text:p>
          </table:table-cell>
          <table:table-cell office:value-type="float" office:value="348.0">
            <text:p>348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9">
            <text:p>-95.9</text:p>
          </table:table-cell>
          <table:table-cell office:value-type="float" office:value="22.31">
            <text:p>22.31</text:p>
          </table:table-cell>
          <table:table-cell office:value-type="float" office:value="2.31">
            <text:p>2.3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5R-1W_60-65">
            <text:p>325-M0056A-05R-1W_60-6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41419.0">
            <text:p>41419.0</text:p>
          </table:table-cell>
          <table:table-cell office:value-type="float" office:value="705.0">
            <text:p>705.0</text:p>
          </table:table-cell>
          <table:table-cell office:value-type="string" office:value="Coral (Merulinidae (Dipsastrea?))">
            <text:p>Coral (Merulinidae (Dipsastrea?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47500000000001">
            <text:p>-96.47500000000001</text:p>
          </table:table-cell>
          <table:table-cell office:value-type="float" office:value="22.31">
            <text:p>22.31</text:p>
          </table:table-cell>
          <table:table-cell office:value-type="float" office:value="2.31">
            <text:p>2.3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8R-1W_103-107">
            <text:p>325-M0056A-08R-1W_103-10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50200.0">
            <text:p>50200.0</text:p>
          </table:table-cell>
          <table:table-cell office:value-type="float" office:value="274.0">
            <text:p>274.0</text:p>
          </table:table-cell>
          <table:table-cell office:value-type="string" office:value="Coral (Dipsastrea pallida)">
            <text:p>Coral (Dipsastrea pallid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4.9">
            <text:p>-104.9</text:p>
          </table:table-cell>
          <table:table-cell office:value-type="float" office:value="21.14">
            <text:p>21.14</text:p>
          </table:table-cell>
          <table:table-cell office:value-type="float" office:value="1.14">
            <text:p>1.1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8R-1W_90-95">
            <text:p>325-M0056A-08R-1W_90-9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49915.0">
            <text:p>49915.0</text:p>
          </table:table-cell>
          <table:table-cell office:value-type="float" office:value="319.0">
            <text:p>319.0</text:p>
          </table:table-cell>
          <table:table-cell office:value-type="string" office:value="Coral (Dipsastrea pallida gr.?)">
            <text:p>Coral (Dipsastrea pallida gr.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4.75">
            <text:p>-104.75</text:p>
          </table:table-cell>
          <table:table-cell office:value-type="float" office:value="21.14">
            <text:p>21.14</text:p>
          </table:table-cell>
          <table:table-cell office:value-type="float" office:value="1.14">
            <text:p>1.1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13R-1W_43-46">
            <text:p>325-M0056A-13R-1W_43-4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63079.0">
            <text:p>63079.0</text:p>
          </table:table-cell>
          <table:table-cell office:value-type="float" office:value="365.0">
            <text:p>365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29500000000002">
            <text:p>-116.29500000000002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13R-2W_2-3">
            <text:p>325-M0056A-13R-2W_2-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83300.0">
            <text:p>83300.0</text:p>
          </table:table-cell>
          <table:table-cell office:value-type="float" office:value="1300.0">
            <text:p>1300.0</text:p>
          </table:table-cell>
          <table:table-cell office:value-type="string" office:value="Coral/bivalve (Coral/bivalve)">
            <text:p>Coral/bivalve (Coral/bivalve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355">
            <text:p>-116.355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1R-1W_136-141">
            <text:p>325-M0056A-01R-1W_136-14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2677.0">
            <text:p>12677.0</text:p>
          </table:table-cell>
          <table:table-cell office:value-type="float" office:value="66.0">
            <text:p>66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235">
            <text:p>-86.235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01R-1W_121-128">
            <text:p>325-M0056A-01R-1W_121-12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3146.0">
            <text:p>13146.0</text:p>
          </table:table-cell>
          <table:table-cell office:value-type="float" office:value="66.0">
            <text:p>66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095">
            <text:p>-86.095</text:p>
          </table:table-cell>
          <table:table-cell office:value-type="float" office:value="21.21">
            <text:p>2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6R-CCW_0-14">
            <text:p>325-M0055A-06R-CCW_0-1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7236.0">
            <text:p>27236.0</text:p>
          </table:table-cell>
          <table:table-cell office:value-type="float" office:value="76.0">
            <text:p>76.0</text:p>
          </table:table-cell>
          <table:table-cell office:value-type="string" office:value="Coral (Goniopora?)">
            <text:p>Coral (Goni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13">
            <text:p>-109.13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6R-CCW_0-14">
            <text:p>325-M0055A-06R-CCW_0-1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7447.0">
            <text:p>27447.0</text:p>
          </table:table-cell>
          <table:table-cell office:value-type="float" office:value="63.0">
            <text:p>63.0</text:p>
          </table:table-cell>
          <table:table-cell office:value-type="string" office:value="Coral (Goniopora?)">
            <text:p>Coral (Goni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13">
            <text:p>-109.13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3R-1W_46-51">
            <text:p>325-M0055A-03R-1W_46-5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570.0">
            <text:p>15570.0</text:p>
          </table:table-cell>
          <table:table-cell office:value-type="float" office:value="72.0">
            <text:p>72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0.235">
            <text:p>-100.235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12">
            <text:p>YAUT-00541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232.0">
            <text:p>22232.0</text:p>
          </table:table-cell>
          <table:table-cell office:value-type="float" office:value="227.0">
            <text:p>227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215">
            <text:p>-105.215</text:p>
          </table:table-cell>
          <table:table-cell office:value-type="float" office:value="82.33">
            <text:p>82.33</text:p>
          </table:table-cell>
          <table:table-cell office:value-type="float" office:value="0.33">
            <text:p>0.3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13">
            <text:p>YAUT-00541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28.0">
            <text:p>19928.0</text:p>
          </table:table-cell>
          <table:table-cell office:value-type="float" office:value="239.0">
            <text:p>23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04">
            <text:p>-124.04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17">
            <text:p>YAUT-00541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446.0">
            <text:p>15446.0</text:p>
          </table:table-cell>
          <table:table-cell office:value-type="float" office:value="264.0">
            <text:p>26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17999999999999">
            <text:p>-99.179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4R-1W_0-16">
            <text:p>325-M0055A-04R-1W_0-1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42.0">
            <text:p>15942.0</text:p>
          </table:table-cell>
          <table:table-cell office:value-type="float" office:value="12.0">
            <text:p>1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2.83">
            <text:p>-102.83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4R-1W_0-16">
            <text:p>325-M0055A-04R-1W_0-1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74.0">
            <text:p>15974.0</text:p>
          </table:table-cell>
          <table:table-cell office:value-type="float" office:value="10.0">
            <text:p>1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2.83">
            <text:p>-102.83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4R-1W_0-16">
            <text:p>325-M0055A-04R-1W_0-1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883.0">
            <text:p>15883.0</text:p>
          </table:table-cell>
          <table:table-cell office:value-type="float" office:value="22.0">
            <text:p>2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2.83">
            <text:p>-102.83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21">
            <text:p>YAUT-00542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1857.0">
            <text:p>21857.0</text:p>
          </table:table-cell>
          <table:table-cell office:value-type="float" office:value="392.0">
            <text:p>392.0</text:p>
          </table:table-cell>
          <table:table-cell office:value-type="string" office:value="Coralline algae (aA1?)">
            <text:p>Coralline algae (aA1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5">
            <text:p>-103.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22">
            <text:p>YAUT-00542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654.0">
            <text:p>22654.0</text:p>
          </table:table-cell>
          <table:table-cell office:value-type="float" office:value="220.0">
            <text:p>220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73499999999999">
            <text:p>-106.73499999999999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23">
            <text:p>YAUT-00542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7949.0">
            <text:p>7949.0</text:p>
          </table:table-cell>
          <table:table-cell office:value-type="float" office:value="123.0">
            <text:p>123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7.849999999999994">
            <text:p>-27.849999999999994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6A-13R-CCW_4-13">
            <text:p>325-M0056A-13R-CCW_4-1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61929.0">
            <text:p>61929.0</text:p>
          </table:table-cell>
          <table:table-cell office:value-type="float" office:value="358.0">
            <text:p>358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415">
            <text:p>-116.415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25">
            <text:p>YAUT-005425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056.0">
            <text:p>10056.0</text:p>
          </table:table-cell>
          <table:table-cell office:value-type="float" office:value="158.0">
            <text:p>15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635">
            <text:p>-50.635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4">
            <text:p>YAUT-00543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471.0">
            <text:p>20471.0</text:p>
          </table:table-cell>
          <table:table-cell office:value-type="float" office:value="211.0">
            <text:p>211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385">
            <text:p>-124.385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5">
            <text:p>YAUT-005435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459.0">
            <text:p>10459.0</text:p>
          </table:table-cell>
          <table:table-cell office:value-type="float" office:value="149.0">
            <text:p>14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635">
            <text:p>-50.635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6">
            <text:p>YAUT-00543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785.0">
            <text:p>16785.0</text:p>
          </table:table-cell>
          <table:table-cell office:value-type="float" office:value="257.0">
            <text:p>257.0</text:p>
          </table:table-cell>
          <table:table-cell office:value-type="string" office:value="Coralline algae (aA1?)">
            <text:p>Coralline algae (aA1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125">
            <text:p>-103.12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7">
            <text:p>YAUT-00543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845.0">
            <text:p>22845.0</text:p>
          </table:table-cell>
          <table:table-cell office:value-type="float" office:value="302.0">
            <text:p>302.0</text:p>
          </table:table-cell>
          <table:table-cell office:value-type="string" office:value="Coralline algae (aA1?)">
            <text:p>Coralline algae (aA1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5">
            <text:p>-103.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8">
            <text:p>YAUT-00543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7827.0">
            <text:p>7827.0</text:p>
          </table:table-cell>
          <table:table-cell office:value-type="float" office:value="186.0">
            <text:p>186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7.595">
            <text:p>-27.595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9">
            <text:p>YAUT-005439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8554.0">
            <text:p>8554.0</text:p>
          </table:table-cell>
          <table:table-cell office:value-type="float" office:value="230.0">
            <text:p>230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7.849999999999994">
            <text:p>-27.849999999999994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4R-1W_98-104">
            <text:p>325-M0055A-04R-1W_98-10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911.0">
            <text:p>23911.0</text:p>
          </table:table-cell>
          <table:table-cell office:value-type="float" office:value="16.0">
            <text:p>16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75999999999999">
            <text:p>-103.759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4R-2W_99-105">
            <text:p>325-M0055A-04R-2W_99-10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974.0">
            <text:p>23974.0</text:p>
          </table:table-cell>
          <table:table-cell office:value-type="float" office:value="194.0">
            <text:p>194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4.83999999999999">
            <text:p>-104.839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5R-3W_0-1">
            <text:p>325-M0055A-05R-3W_0-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800.0">
            <text:p>24800.0</text:p>
          </table:table-cell>
          <table:table-cell office:value-type="float" office:value="300.0">
            <text:p>300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695">
            <text:p>-107.69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6R-1W_3-7">
            <text:p>325-M0055A-06R-1W_3-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099.0">
            <text:p>24099.0</text:p>
          </table:table-cell>
          <table:table-cell office:value-type="float" office:value="146.0">
            <text:p>146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3">
            <text:p>-108.3</text:p>
          </table:table-cell>
          <table:table-cell office:value-type="float" office:value="12.55">
            <text:p>12.55</text:p>
          </table:table-cell>
          <table:table-cell office:value-type="float" office:value="2.55">
            <text:p>2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30">
            <text:p>YAUT-00543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488.0">
            <text:p>20488.0</text:p>
          </table:table-cell>
          <table:table-cell office:value-type="float" office:value="278.0">
            <text:p>27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385">
            <text:p>-124.385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11">
            <text:p>YAUT-00541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3781.0">
            <text:p>13781.0</text:p>
          </table:table-cell>
          <table:table-cell office:value-type="float" office:value="189.0">
            <text:p>189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4.615">
            <text:p>-84.615</text:p>
          </table:table-cell>
          <table:table-cell office:value-type="float" office:value="82.19">
            <text:p>82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1R-1W_4-9">
            <text:p>325-M0057A-01R-1W_4-9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8064.0">
            <text:p>8064.0</text:p>
          </table:table-cell>
          <table:table-cell office:value-type="float" office:value="226.0">
            <text:p>226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614999999999995">
            <text:p>-27.614999999999995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2R-1W_118-124">
            <text:p>325-M0057A-02R-1W_118-124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698.0">
            <text:p>10698.0</text:p>
          </table:table-cell>
          <table:table-cell office:value-type="float" office:value="140.0">
            <text:p>140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1.76">
            <text:p>-51.76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5-8">
            <text:p>325-M0057A-05R-1W_5-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04.0">
            <text:p>11804.0</text:p>
          </table:table-cell>
          <table:table-cell office:value-type="float" office:value="65.0">
            <text:p>65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114999999999995">
            <text:p>-58.11499999999999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53-62">
            <text:p>325-M0057A-05R-1W_53-62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84.0">
            <text:p>11884.0</text:p>
          </table:table-cell>
          <table:table-cell office:value-type="float" office:value="61.0">
            <text:p>61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625">
            <text:p>-58.62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61-65">
            <text:p>325-M0057A-05R-1W_61-65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934.0">
            <text:p>11934.0</text:p>
          </table:table-cell>
          <table:table-cell office:value-type="float" office:value="54.0">
            <text:p>5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68">
            <text:p>-58.68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1W_103-114">
            <text:p>325-M0057A-06R-1W_103-114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674.0">
            <text:p>12674.0</text:p>
          </table:table-cell>
          <table:table-cell office:value-type="float" office:value="74.0">
            <text:p>7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135">
            <text:p>-62.135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1W_16-24">
            <text:p>325-M0057A-06R-1W_16-24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638.0">
            <text:p>12638.0</text:p>
          </table:table-cell>
          <table:table-cell office:value-type="float" office:value="64.0">
            <text:p>64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25">
            <text:p>-61.25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1W_80-92">
            <text:p>325-M0057A-06R-1W_80-92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758.0">
            <text:p>12758.0</text:p>
          </table:table-cell>
          <table:table-cell office:value-type="float" office:value="70.0">
            <text:p>70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91">
            <text:p>-61.91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2W_10-16">
            <text:p>325-M0057A-06R-2W_10-1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831.0">
            <text:p>12831.0</text:p>
          </table:table-cell>
          <table:table-cell office:value-type="float" office:value="77.0">
            <text:p>7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53999999999999">
            <text:p>-62.53999999999999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0">
            <text:p>YAUT-00902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645.0">
            <text:p>17645.0</text:p>
          </table:table-cell>
          <table:table-cell office:value-type="float" office:value="215.0">
            <text:p>215.0</text:p>
          </table:table-cell>
          <table:table-cell office:value-type="string" office:value="Coral (Seriatopora?)">
            <text:p>Coral (Seriat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88000000000001">
            <text:p>-118.88000000000001</text:p>
          </table:table-cell>
          <table:table-cell office:value-type="float" office:value="10.3">
            <text:p>10.3</text:p>
          </table:table-cell>
          <table:table-cell office:value-type="float" office:value="0.3">
            <text:p>0.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1">
            <text:p>YAUT-00902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175.0">
            <text:p>20175.0</text:p>
          </table:table-cell>
          <table:table-cell office:value-type="float" office:value="225.0">
            <text:p>225.0</text:p>
          </table:table-cell>
          <table:table-cell office:value-type="string" office:value="Coral (Monipora)">
            <text:p>Coral (Mon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44500000000001">
            <text:p>-123.445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2">
            <text:p>YAUT-00902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310.0">
            <text:p>20310.0</text:p>
          </table:table-cell>
          <table:table-cell office:value-type="float" office:value="220.0">
            <text:p>22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785">
            <text:p>-123.78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2W_53-60">
            <text:p>325-M0057A-06R-2W_53-60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819.0">
            <text:p>12819.0</text:p>
          </table:table-cell>
          <table:table-cell office:value-type="float" office:value="61.0">
            <text:p>61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974999999999994">
            <text:p>-62.974999999999994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6R-2W_66-80">
            <text:p>325-M0057A-06R-2W_66-80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767.0">
            <text:p>12767.0</text:p>
          </table:table-cell>
          <table:table-cell office:value-type="float" office:value="64.0">
            <text:p>6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3.14">
            <text:p>-63.14</text:p>
          </table:table-cell>
          <table:table-cell office:value-type="float" office:value="5.72">
            <text:p>5.72</text:p>
          </table:table-cell>
          <table:table-cell office:value-type="float" office:value="0.72">
            <text:p>0.7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7R-1W_33-37">
            <text:p>325-M0057A-07R-1W_33-3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967.0">
            <text:p>12967.0</text:p>
          </table:table-cell>
          <table:table-cell office:value-type="float" office:value="67.0">
            <text:p>6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4">
            <text:p>-64.4</text:p>
          </table:table-cell>
          <table:table-cell office:value-type="float" office:value="10.88">
            <text:p>10.88</text:p>
          </table:table-cell>
          <table:table-cell office:value-type="float" office:value="0.88">
            <text:p>0.8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3">
            <text:p>YAUT-00902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590.0">
            <text:p>20590.0</text:p>
          </table:table-cell>
          <table:table-cell office:value-type="float" office:value="220.0">
            <text:p>22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985">
            <text:p>-123.985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17">
            <text:p>YAUT-00951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775.0">
            <text:p>14775.0</text:p>
          </table:table-cell>
          <table:table-cell office:value-type="float" office:value="375.0">
            <text:p>37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79499999999999">
            <text:p>-98.794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13">
            <text:p>YAUT-00951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38750.0">
            <text:p>38750.0</text:p>
          </table:table-cell>
          <table:table-cell office:value-type="float" office:value="350.0">
            <text:p>350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64.505">
            <text:p>-64.50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4">
            <text:p>YAUT-00902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080.0">
            <text:p>16080.0</text:p>
          </table:table-cell>
          <table:table-cell office:value-type="float" office:value="200.0">
            <text:p>20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32499999999999">
            <text:p>-101.324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12">
            <text:p>YAUT-00951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145.0">
            <text:p>14145.0</text:p>
          </table:table-cell>
          <table:table-cell office:value-type="float" office:value="175.0">
            <text:p>175.0</text:p>
          </table:table-cell>
          <table:table-cell office:value-type="string" office:value="Coral (Cyphastrea)">
            <text:p>Coral (Cyph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8.135">
            <text:p>-88.135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11">
            <text:p>YAUT-00951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31800.0">
            <text:p>31800.0</text:p>
          </table:table-cell>
          <table:table-cell office:value-type="float" office:value="400.0">
            <text:p>400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2.595">
            <text:p>-132.595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10">
            <text:p>YAUT-00951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615.0">
            <text:p>22615.0</text:p>
          </table:table-cell>
          <table:table-cell office:value-type="float" office:value="235.0">
            <text:p>23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965">
            <text:p>-117.965</text:p>
          </table:table-cell>
          <table:table-cell office:value-type="float" office:value="20.23">
            <text:p>20.23</text:p>
          </table:table-cell>
          <table:table-cell office:value-type="float" office:value="0.23">
            <text:p>0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509">
            <text:p>YAUT-00950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7890.0">
            <text:p>27890.0</text:p>
          </table:table-cell>
          <table:table-cell office:value-type="float" office:value="200.0">
            <text:p>200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0.76999999999998">
            <text:p>-130.76999999999998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49-53">
            <text:p>325-M0057A-05R-1W_49-5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900.0">
            <text:p>11900.0</text:p>
          </table:table-cell>
          <table:table-cell office:value-type="float" office:value="56.0">
            <text:p>56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559999999999995">
            <text:p>-58.55999999999999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45-46">
            <text:p>325-M0057A-05R-1W_45-4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75.0">
            <text:p>11875.0</text:p>
          </table:table-cell>
          <table:table-cell office:value-type="float" office:value="55.0">
            <text:p>5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504999999999995">
            <text:p>-58.50499999999999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27-35">
            <text:p>325-M0057A-05R-1W_27-35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88.0">
            <text:p>11888.0</text:p>
          </table:table-cell>
          <table:table-cell office:value-type="float" office:value="56.0">
            <text:p>56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36">
            <text:p>-58.36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8">
            <text:p>YAUT-008938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500.0">
            <text:p>14500.0</text:p>
          </table:table-cell>
          <table:table-cell office:value-type="float" office:value="350.0">
            <text:p>350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8.43">
            <text:p>-88.43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2R-1W_17-27">
            <text:p>325-M0057A-02R-1W_17-2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437.0">
            <text:p>10437.0</text:p>
          </table:table-cell>
          <table:table-cell office:value-type="float" office:value="83.0">
            <text:p>8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0.769999999999996">
            <text:p>-50.769999999999996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2R-1W_60-78">
            <text:p>325-M0057A-02R-1W_60-7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370.0">
            <text:p>10370.0</text:p>
          </table:table-cell>
          <table:table-cell office:value-type="float" office:value="74.0">
            <text:p>74.0</text:p>
          </table:table-cell>
          <table:table-cell office:value-type="string" office:value="Coral (Montipora)">
            <text:p>Coral (Mont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1.239999999999995">
            <text:p>-51.239999999999995</text:p>
          </table:table-cell>
          <table:table-cell office:value-type="float" office:value="10.25">
            <text:p>10.25</text:p>
          </table:table-cell>
          <table:table-cell office:value-type="float" office:value="0.25">
            <text:p>0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4R-1W_101-113">
            <text:p>325-M0057A-04R-1W_101-11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75.0">
            <text:p>11875.0</text:p>
          </table:table-cell>
          <table:table-cell office:value-type="float" office:value="56.0">
            <text:p>56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12">
            <text:p>-56.12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4R-1W_15-22">
            <text:p>325-M0057A-04R-1W_15-22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276.0">
            <text:p>11276.0</text:p>
          </table:table-cell>
          <table:table-cell office:value-type="float" office:value="53.0">
            <text:p>5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235">
            <text:p>-55.235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4R-1W_40-46">
            <text:p>325-M0057A-04R-1W_40-4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440.0">
            <text:p>11440.0</text:p>
          </table:table-cell>
          <table:table-cell office:value-type="float" office:value="58.0">
            <text:p>58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48">
            <text:p>-55.48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4R-1W_60-66">
            <text:p>325-M0057A-04R-1W_60-6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385.0">
            <text:p>11385.0</text:p>
          </table:table-cell>
          <table:table-cell office:value-type="float" office:value="54.0">
            <text:p>54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68">
            <text:p>-55.68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4R-1W_78-88">
            <text:p>325-M0057A-04R-1W_78-88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655.0">
            <text:p>11655.0</text:p>
          </table:table-cell>
          <table:table-cell office:value-type="float" office:value="59.0">
            <text:p>59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879999999999995">
            <text:p>-55.879999999999995</text:p>
          </table:table-cell>
          <table:table-cell office:value-type="float" office:value="6.86">
            <text:p>6.86</text:p>
          </table:table-cell>
          <table:table-cell office:value-type="float" office:value="1.86">
            <text:p>1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22">
            <text:p>YAUT-00892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4325.0">
            <text:p>14325.0</text:p>
          </table:table-cell>
          <table:table-cell office:value-type="float" office:value="325.0">
            <text:p>32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8.43">
            <text:p>-88.43</text:p>
          </table:table-cell>
          <table:table-cell office:value-type="float" office:value="10.5">
            <text:p>10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1-3">
            <text:p>325-M0057A-05R-1W_1-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746.0">
            <text:p>11746.0</text:p>
          </table:table-cell>
          <table:table-cell office:value-type="float" office:value="54.0">
            <text:p>54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06999999999999">
            <text:p>-58.06999999999999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26">
            <text:p>YAUT-00892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485.0">
            <text:p>22485.0</text:p>
          </table:table-cell>
          <table:table-cell office:value-type="float" office:value="165.0">
            <text:p>165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82">
            <text:p>-104.82</text:p>
          </table:table-cell>
          <table:table-cell office:value-type="float" office:value="82.33">
            <text:p>82.33</text:p>
          </table:table-cell>
          <table:table-cell office:value-type="float" office:value="0.33">
            <text:p>0.3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1R-1W_9-13">
            <text:p>325-M0057A-01R-1W_9-1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8177.0">
            <text:p>8177.0</text:p>
          </table:table-cell>
          <table:table-cell office:value-type="float" office:value="91.0">
            <text:p>91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659999999999997">
            <text:p>-27.659999999999997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0">
            <text:p>YAUT-00893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3000.0">
            <text:p>23000.0</text:p>
          </table:table-cell>
          <table:table-cell office:value-type="float" office:value="300.0">
            <text:p>300.0</text:p>
          </table:table-cell>
          <table:table-cell office:value-type="string" office:value="Coral (Dipsastrea?)">
            <text:p>Coral (Dipsastre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57499999999999">
            <text:p>-118.57499999999999</text:p>
          </table:table-cell>
          <table:table-cell office:value-type="float" office:value="20.23">
            <text:p>20.23</text:p>
          </table:table-cell>
          <table:table-cell office:value-type="float" office:value="0.23">
            <text:p>0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100-107">
            <text:p>325-M0057A-05R-1W_100-107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293.0">
            <text:p>12293.0</text:p>
          </table:table-cell>
          <table:table-cell office:value-type="float" office:value="197.0">
            <text:p>197.0</text:p>
          </table:table-cell>
          <table:table-cell office:value-type="string" office:value="Coral (Isopora/Acropora?)">
            <text:p>Coral (Isopora/Acr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084999999999994">
            <text:p>-59.084999999999994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115-122">
            <text:p>325-M0057A-05R-1W_115-122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328.0">
            <text:p>12328.0</text:p>
          </table:table-cell>
          <table:table-cell office:value-type="float" office:value="70.0">
            <text:p>7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35">
            <text:p>-58.73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126-133">
            <text:p>325-M0057A-05R-1W_126-133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2317.0">
            <text:p>12317.0</text:p>
          </table:table-cell>
          <table:table-cell office:value-type="float" office:value="73.0">
            <text:p>7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345">
            <text:p>-59.34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7A-05R-1W_17-26">
            <text:p>325-M0057A-05R-1W_17-2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1839.0">
            <text:p>11839.0</text:p>
          </table:table-cell>
          <table:table-cell office:value-type="float" office:value="55.0">
            <text:p>5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265">
            <text:p>-58.265</text:p>
          </table:table-cell>
          <table:table-cell office:value-type="float" office:value="6.66">
            <text:p>6.66</text:p>
          </table:table-cell>
          <table:table-cell office:value-type="float" office:value="1.66">
            <text:p>1.6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2">
            <text:p>YAUT-008932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850.0">
            <text:p>16850.0</text:p>
          </table:table-cell>
          <table:table-cell office:value-type="float" office:value="240.0">
            <text:p>24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955">
            <text:p>-102.95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3">
            <text:p>YAUT-00893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3975.0">
            <text:p>23975.0</text:p>
          </table:table-cell>
          <table:table-cell office:value-type="float" office:value="245.0">
            <text:p>245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16">
            <text:p>-103.16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4">
            <text:p>YAUT-008934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675.0">
            <text:p>15675.0</text:p>
          </table:table-cell>
          <table:table-cell office:value-type="float" office:value="275.0">
            <text:p>27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25999999999999">
            <text:p>-99.259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5">
            <text:p>YAUT-00893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475.0">
            <text:p>16475.0</text:p>
          </table:table-cell>
          <table:table-cell office:value-type="float" office:value="235.0">
            <text:p>23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05499999999999">
            <text:p>-103.054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6">
            <text:p>YAUT-00893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680.0">
            <text:p>22680.0</text:p>
          </table:table-cell>
          <table:table-cell office:value-type="float" office:value="220.0">
            <text:p>220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565">
            <text:p>-103.56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7">
            <text:p>YAUT-00893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4900.0">
            <text:p>24900.0</text:p>
          </table:table-cell>
          <table:table-cell office:value-type="float" office:value="350.0">
            <text:p>35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505">
            <text:p>-106.505</text:p>
          </table:table-cell>
          <table:table-cell office:value-type="float" office:value="10.96">
            <text:p>10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8931">
            <text:p>YAUT-00893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015.0">
            <text:p>15015.0</text:p>
          </table:table-cell>
          <table:table-cell office:value-type="float" office:value="225.0">
            <text:p>22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79499999999999">
            <text:p>-98.79499999999999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10">
            <text:p>YAUT-00541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3407.0">
            <text:p>13407.0</text:p>
          </table:table-cell>
          <table:table-cell office:value-type="float" office:value="153.0">
            <text:p>153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4.375">
            <text:p>-84.375</text:p>
          </table:table-cell>
          <table:table-cell office:value-type="float" office:value="82.19">
            <text:p>82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9025">
            <text:p>YAUT-00902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35025.0">
            <text:p>35025.0</text:p>
          </table:table-cell>
          <table:table-cell office:value-type="float" office:value="375.0">
            <text:p>375.0</text:p>
          </table:table-cell>
          <table:table-cell office:value-type="string" office:value="Coral (Psammocora)">
            <text:p>Coral (Psammoc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165">
            <text:p>-104.165</text:p>
          </table:table-cell>
          <table:table-cell office:value-type="float" office:value="21.14">
            <text:p>21.14</text:p>
          </table:table-cell>
          <table:table-cell office:value-type="float" office:value="1.14">
            <text:p>1.1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2R-1W_8-17">
            <text:p>325-M0055A-02R-1W_8-17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263.5">
            <text:p>15263.5</text:p>
          </table:table-cell>
          <table:table-cell office:value-type="float" office:value="68.72044819411468">
            <text:p>68.72044819411468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8.875">
            <text:p>-98.875</text:p>
          </table:table-cell>
          <table:table-cell office:value-type="float" office:value="5.4">
            <text:p>5.4</text:p>
          </table:table-cell>
          <table:table-cell office:value-type="float" office:value="0.4">
            <text:p>0.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5A-03R-1W_17-30">
            <text:p>325-M0055A-03R-1W_17-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314.0">
            <text:p>15314.0</text:p>
          </table:table-cell>
          <table:table-cell office:value-type="float" office:value="27.0">
            <text:p>27.0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9.985">
            <text:p>-99.985</text:p>
          </table:table-cell>
          <table:table-cell office:value-type="float" office:value="5.78">
            <text:p>5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9R-1W_0-4">
            <text:p>325-M0053A-19R-1W_0-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168.0">
            <text:p>22168.0</text:p>
          </table:table-cell>
          <table:table-cell office:value-type="float" office:value="5.0">
            <text:p>5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72">
            <text:p>-103.72</text:p>
          </table:table-cell>
          <table:table-cell office:value-type="float" office:value="82.46">
            <text:p>82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6R-1W_5-14">
            <text:p>325-M0053A-16R-1W_5-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094.0">
            <text:p>21094.0</text:p>
          </table:table-cell>
          <table:table-cell office:value-type="float" office:value="6.0">
            <text:p>6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79499999999999">
            <text:p>-120.79499999999999</text:p>
          </table:table-cell>
          <table:table-cell office:value-type="float" office:value="40.46">
            <text:p>4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1R-1W_15-16">
            <text:p>325-M0053A-11R-1W_15-1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694.0">
            <text:p>19694.0</text:p>
          </table:table-cell>
          <table:table-cell office:value-type="float" office:value="21.0">
            <text:p>21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35499999999999">
            <text:p>-115.35499999999999</text:p>
          </table:table-cell>
          <table:table-cell office:value-type="float" office:value="11.29">
            <text:p>11.29</text:p>
          </table:table-cell>
          <table:table-cell office:value-type="float" office:value="1.29">
            <text:p>1.2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3R-1W_21-25">
            <text:p>325-M0053A-13R-1W_21-25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514.0">
            <text:p>20514.0</text:p>
          </table:table-cell>
          <table:table-cell office:value-type="float" office:value="20.0">
            <text:p>2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92999999999999">
            <text:p>-117.92999999999999</text:p>
          </table:table-cell>
          <table:table-cell office:value-type="float" office:value="10.55">
            <text:p>10.55</text:p>
          </table:table-cell>
          <table:table-cell office:value-type="float" office:value="0.55">
            <text:p>0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5R-1W_1-4">
            <text:p>325-M0053A-15R-1W_1-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936.0">
            <text:p>20936.0</text:p>
          </table:table-cell>
          <table:table-cell office:value-type="float" office:value="17.0">
            <text:p>17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9.725">
            <text:p>-119.725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5R-1W_27-29">
            <text:p>325-M0053A-15R-1W_27-2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812.0">
            <text:p>20812.0</text:p>
          </table:table-cell>
          <table:table-cell office:value-type="float" office:value="9.0">
            <text:p>9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9.97999999999999">
            <text:p>-119.97999999999999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5R-1W_30-33">
            <text:p>325-M0053A-15R-1W_30-3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843.0">
            <text:p>20843.0</text:p>
          </table:table-cell>
          <table:table-cell office:value-type="float" office:value="21.0">
            <text:p>21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01499999999999">
            <text:p>-120.01499999999999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5R-1W_33-37">
            <text:p>325-M0053A-15R-1W_33-3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899.0">
            <text:p>20899.0</text:p>
          </table:table-cell>
          <table:table-cell office:value-type="float" office:value="14.0">
            <text:p>14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05">
            <text:p>-120.05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5R-1W_42-48">
            <text:p>325-M0053A-15R-1W_42-48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930.0">
            <text:p>20930.0</text:p>
          </table:table-cell>
          <table:table-cell office:value-type="float" office:value="4.0">
            <text:p>4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14999999999999">
            <text:p>-120.14999999999999</text:p>
          </table:table-cell>
          <table:table-cell office:value-type="float" office:value="40.42">
            <text:p>4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025">
            <text:p>YAUT-004025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875.0">
            <text:p>22875.0</text:p>
          </table:table-cell>
          <table:table-cell office:value-type="float" office:value="249.0">
            <text:p>249.0</text:p>
          </table:table-cell>
          <table:table-cell office:value-type="string" office:value="Coralline algae?">
            <text:p>Coralline algae?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61999999999999">
            <text:p>-103.619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023">
            <text:p>YAUT-004023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920.0">
            <text:p>15920.0</text:p>
          </table:table-cell>
          <table:table-cell office:value-type="float" office:value="223.0">
            <text:p>22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38499999999999">
            <text:p>-101.384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011">
            <text:p>YAUT-004011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751.0">
            <text:p>20751.0</text:p>
          </table:table-cell>
          <table:table-cell office:value-type="float" office:value="195.0">
            <text:p>195.0</text:p>
          </table:table-cell>
          <table:table-cell office:value-type="string" office:value="Coral (Montipora)">
            <text:p>Coral (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79">
            <text:p>-114.79</text:p>
          </table:table-cell>
          <table:table-cell office:value-type="float" office:value="20.1">
            <text:p>2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3830">
            <text:p>YAUT-003830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9377.0">
            <text:p>29377.0</text:p>
          </table:table-cell>
          <table:table-cell office:value-type="float" office:value="368.0">
            <text:p>368.0</text:p>
          </table:table-cell>
          <table:table-cell office:value-type="string" office:value="Coral (Galaxea astreata)">
            <text:p>Coral (Galaxea astre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6.47">
            <text:p>-116.47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3826">
            <text:p>YAUT-003826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9185.0">
            <text:p>9185.0</text:p>
          </table:table-cell>
          <table:table-cell office:value-type="float" office:value="236.0">
            <text:p>236.0</text:p>
          </table:table-cell>
          <table:table-cell office:value-type="string" office:value="Coral (Dipsastrea)">
            <text:p>Coral (Dips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8.095">
            <text:p>-28.095</text:p>
          </table:table-cell>
          <table:table-cell office:value-type="float" office:value="84.44">
            <text:p>84.44</text:p>
          </table:table-cell>
          <table:table-cell office:value-type="float" office:value="2.44">
            <text:p>2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3236">
            <text:p>YAUT-00323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5588.0">
            <text:p>15588.0</text:p>
          </table:table-cell>
          <table:table-cell office:value-type="float" office:value="618.0">
            <text:p>618.0</text:p>
          </table:table-cell>
          <table:table-cell office:value-type="string" office:value="Coral (Hydnophora)">
            <text:p>Coral (Hydnoph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515">
            <text:p>-108.515</text:p>
          </table:table-cell>
          <table:table-cell office:value-type="float" office:value="30.7">
            <text:p>30.7</text:p>
          </table:table-cell>
          <table:table-cell office:value-type="float" office:value="0.7">
            <text:p>0.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3235">
            <text:p>YAUT-003235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4375.0">
            <text:p>14375.0</text:p>
          </table:table-cell>
          <table:table-cell office:value-type="float" office:value="573.0">
            <text:p>573.0</text:p>
          </table:table-cell>
          <table:table-cell office:value-type="string" office:value="Coral (Platygyra pini?)">
            <text:p>Coral (Platygyra pini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5.11">
            <text:p>-85.11</text:p>
          </table:table-cell>
          <table:table-cell office:value-type="float" office:value="82.19">
            <text:p>82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25R-2W_2-3">
            <text:p>325-M0053A-25R-2W_2-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3600.0">
            <text:p>23600.0</text:p>
          </table:table-cell>
          <table:table-cell office:value-type="float" office:value="300.0">
            <text:p>300.0</text:p>
          </table:table-cell>
          <table:table-cell office:value-type="string" office:value="Coral (Porites/Montipora)">
            <text:p>Coral (Porites/Mont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9.875">
            <text:p>-129.875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25R-CCW_2-4">
            <text:p>325-M0053A-25R-CCW_2-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3224.0">
            <text:p>23224.0</text:p>
          </table:table-cell>
          <table:table-cell office:value-type="float" office:value="113.0">
            <text:p>113.0</text:p>
          </table:table-cell>
          <table:table-cell office:value-type="string" office:value="Coral? (Unknown)">
            <text:p>Coral? (Unknow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9.88">
            <text:p>-129.88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21R-1W_9-13">
            <text:p>325-M0053A-21R-1W_9-1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2411.0">
            <text:p>22411.0</text:p>
          </table:table-cell>
          <table:table-cell office:value-type="float" office:value="5.0">
            <text:p>5.0</text:p>
          </table:table-cell>
          <table:table-cell office:value-type="string" office:value="Coral (Favites (F. abdita gr.))">
            <text:p>Coral (Favites (F. abdita gr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81">
            <text:p>-105.81</text:p>
          </table:table-cell>
          <table:table-cell office:value-type="float" office:value="82.5">
            <text:p>82.5</text:p>
          </table:table-cell>
          <table:table-cell office:value-type="float" office:value="0.5">
            <text:p>0.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27R-1W_24-26">
            <text:p>325-M0053A-27R-1W_24-2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7486.0">
            <text:p>27486.0</text:p>
          </table:table-cell>
          <table:table-cell office:value-type="float" office:value="167.0">
            <text:p>167.0</text:p>
          </table:table-cell>
          <table:table-cell office:value-type="string" office:value="Coral (Porites/Montipora?)">
            <text:p>Coral (Porites/Monti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1.95">
            <text:p>-131.9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4B-09R-1W_14-22">
            <text:p>325-M0054B-09R-1W_14-2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326.0">
            <text:p>20326.0</text:p>
          </table:table-cell>
          <table:table-cell office:value-type="float" office:value="6.0">
            <text:p>6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9.61">
            <text:p>-129.61</text:p>
          </table:table-cell>
          <table:table-cell office:value-type="float" office:value="2.23">
            <text:p>2.23</text:p>
          </table:table-cell>
          <table:table-cell office:value-type="float" office:value="2.23">
            <text:p>2.2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6R-1W_1-7">
            <text:p>325-M0053A-06R-1W_1-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146.0">
            <text:p>17146.0</text:p>
          </table:table-cell>
          <table:table-cell office:value-type="float" office:value="11.0">
            <text:p>11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0.47999999999999">
            <text:p>-110.47999999999999</text:p>
          </table:table-cell>
          <table:table-cell office:value-type="float" office:value="10.91">
            <text:p>10.91</text:p>
          </table:table-cell>
          <table:table-cell office:value-type="float" office:value="0.91">
            <text:p>0.9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2811">
            <text:p>YAUT-00281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5807.0">
            <text:p>15807.0</text:p>
          </table:table-cell>
          <table:table-cell office:value-type="float" office:value="291.0">
            <text:p>29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38499999999999">
            <text:p>-101.38499999999999</text:p>
          </table:table-cell>
          <table:table-cell office:value-type="float" office:value="10.78">
            <text:p>10.78</text:p>
          </table:table-cell>
          <table:table-cell office:value-type="float" office:value="0.78">
            <text:p>0.7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2816">
            <text:p>YAUT-002816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22756.0">
            <text:p>22756.0</text:p>
          </table:table-cell>
          <table:table-cell office:value-type="float" office:value="299.0">
            <text:p>299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61999999999999">
            <text:p>-103.61999999999999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7R-1W_12-14">
            <text:p>325-M0053A-07R-1W_12-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7473.0">
            <text:p>17473.0</text:p>
          </table:table-cell>
          <table:table-cell office:value-type="float" office:value="15.0">
            <text:p>15.0</text:p>
          </table:table-cell>
          <table:table-cell office:value-type="string" office:value="Coral (Acropora (humilis  grp.)??)">
            <text:p>Coral (Acropora (humilis  grp.)?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53">
            <text:p>-111.53</text:p>
          </table:table-cell>
          <table:table-cell office:value-type="float" office:value="10.63">
            <text:p>10.63</text:p>
          </table:table-cell>
          <table:table-cell office:value-type="float" office:value="0.63">
            <text:p>0.6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9R-CCW_0-7">
            <text:p>325-M0053A-09R-CCW_0-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207.0">
            <text:p>19207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475">
            <text:p>-113.475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319">
            <text:p>YAUT-004319</text:p>
          </table:table-cell>
          <table:table-cell office:value-type="float" office:value="-17.11">
            <text:p>-17.11</text:p>
          </table:table-cell>
          <table:table-cell office:value-type="float" office:value="146.56">
            <text:p>146.56</text:p>
          </table:table-cell>
          <table:table-cell office:value-type="float" office:value="10839.0">
            <text:p>10839.0</text:p>
          </table:table-cell>
          <table:table-cell office:value-type="float" office:value="171.0">
            <text:p>171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2.15">
            <text:p>-52.15</text:p>
          </table:table-cell>
          <table:table-cell office:value-type="float" office:value="12.84">
            <text:p>12.84</text:p>
          </table:table-cell>
          <table:table-cell office:value-type="float" office:value="2.84">
            <text:p>2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9R-CCW_7-12">
            <text:p>325-M0053A-09R-CCW_7-1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234.0">
            <text:p>19234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535">
            <text:p>-113.535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9R-CCW_0-7">
            <text:p>325-M0053A-09R-CCW_0-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194.0">
            <text:p>19194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475">
            <text:p>-113.475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4B-07R-1W_5-9">
            <text:p>325-M0054B-07R-1W_5-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472.0">
            <text:p>20472.0</text:p>
          </table:table-cell>
          <table:table-cell office:value-type="float" office:value="78.0">
            <text:p>78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30000000000001">
            <text:p>-115.30000000000001</text:p>
          </table:table-cell>
          <table:table-cell office:value-type="float" office:value="20.03">
            <text:p>20.03</text:p>
          </table:table-cell>
          <table:table-cell office:value-type="float" office:value="0.03">
            <text:p>0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5401">
            <text:p>YAUT-005401</text:p>
          </table:table-cell>
          <table:table-cell office:value-type="float" office:value="-17.1">
            <text:p>-17.1</text:p>
          </table:table-cell>
          <table:table-cell office:value-type="float" office:value="146.57">
            <text:p>146.57</text:p>
          </table:table-cell>
          <table:table-cell office:value-type="float" office:value="16699.0">
            <text:p>16699.0</text:p>
          </table:table-cell>
          <table:table-cell office:value-type="float" office:value="258.0">
            <text:p>25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005">
            <text:p>-103.005</text:p>
          </table:table-cell>
          <table:table-cell office:value-type="float" office:value="10.42">
            <text:p>10.42</text:p>
          </table:table-cell>
          <table:table-cell office:value-type="float" office:value="0.42">
            <text:p>0.4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330">
            <text:p>YAUT-004330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6104.0">
            <text:p>16104.0</text:p>
          </table:table-cell>
          <table:table-cell office:value-type="float" office:value="191.0">
            <text:p>191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78">
            <text:p>-96.78</text:p>
          </table:table-cell>
          <table:table-cell office:value-type="float" office:value="83.26">
            <text:p>83.26</text:p>
          </table:table-cell>
          <table:table-cell office:value-type="float" office:value="1.26">
            <text:p>1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radiocarbon">
            <text:p>radiocarbon</text:p>
          </table:table-cell>
          <table:table-cell office:value-type="string" office:value="YAUT-004329">
            <text:p>YAUT-00432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66.0">
            <text:p>19966.0</text:p>
          </table:table-cell>
          <table:table-cell office:value-type="float" office:value="222.0">
            <text:p>22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785">
            <text:p>-116.785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4B-05R-1W_1-9">
            <text:p>325-M0054B-05R-1W_1-9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910.0">
            <text:p>19910.0</text:p>
          </table:table-cell>
          <table:table-cell office:value-type="float" office:value="37.0">
            <text:p>37.0</text:p>
          </table:table-cell>
          <table:table-cell office:value-type="string" office:value="Coral (Montipora)">
            <text:p>Coral (Mont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3.75500000000001">
            <text:p>-123.755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4B-04R-2W_2-3">
            <text:p>325-M0054B-04R-2W_2-3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0100.0">
            <text:p>20100.0</text:p>
          </table:table-cell>
          <table:table-cell office:value-type="float" office:value="200.0">
            <text:p>20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3.735">
            <text:p>-123.73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31R-1W_10-17">
            <text:p>325-M0053A-31R-1W_10-17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38070.0">
            <text:p>38070.0</text:p>
          </table:table-cell>
          <table:table-cell office:value-type="float" office:value="181.0">
            <text:p>181.0</text:p>
          </table:table-cell>
          <table:table-cell office:value-type="string" office:value="Coral (Cyphastrea)">
            <text:p>Coral (Cyphastre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6.535">
            <text:p>-136.535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27R-1W_34-36">
            <text:p>325-M0053A-27R-1W_34-36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32461.0">
            <text:p>32461.0</text:p>
          </table:table-cell>
          <table:table-cell office:value-type="float" office:value="145.0">
            <text:p>145.0</text:p>
          </table:table-cell>
          <table:table-cell office:value-type="string" office:value="Coral (Unknown)">
            <text:p>Coral (Unknow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2.05">
            <text:p>-132.0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09R-CCW_7-12">
            <text:p>325-M0053A-09R-CCW_7-12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19239.0">
            <text:p>19239.0</text:p>
          </table:table-cell>
          <table:table-cell office:value-type="float" office:value="10.0">
            <text:p>1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535">
            <text:p>-113.535</text:p>
          </table:table-cell>
          <table:table-cell office:value-type="float" office:value="10.62">
            <text:p>10.62</text:p>
          </table:table-cell>
          <table:table-cell office:value-type="float" office:value="0.62">
            <text:p>0.6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Cairns">
            <text:p>Cairns</text:p>
          </table:table-cell>
          <table:table-cell office:value-type="string" office:value="U-Th">
            <text:p>U-Th</text:p>
          </table:table-cell>
          <table:table-cell office:value-type="string" office:value="325-M0053A-16R-1W_5-14">
            <text:p>325-M0053A-16R-1W_5-14</text:p>
          </table:table-cell>
          <table:table-cell office:value-type="float" office:value="-17.1">
            <text:p>-17.1</text:p>
          </table:table-cell>
          <table:table-cell office:value-type="float" office:value="146.58">
            <text:p>146.58</text:p>
          </table:table-cell>
          <table:table-cell office:value-type="float" office:value="21046.0">
            <text:p>21046.0</text:p>
          </table:table-cell>
          <table:table-cell office:value-type="float" office:value="7.0">
            <text:p>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79499999999999">
            <text:p>-120.79499999999999</text:p>
          </table:table-cell>
          <table:table-cell office:value-type="float" office:value="40.46">
            <text:p>4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